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<text:soft-page-break/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<text:soft-page-break/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28 patterns in 2160 candles</text:p>
      <text:p text:style-name="Standard">OpenInterestIndicator.js:163 [TRBUSDT] 📊 Histogram Mode: 71 candles, 70 OI matches, 69 non-zero deltas</text:p>
      <text:p text:style-name="Standard">OpenInterestIndicator.js:376 [TRBUSDT] 🎨 RENDER Histogram: data.length=71</text:p>
      <text:p text:style-name="Standard">OpenInterestIndicator.js:385 [TRBUSDT] 🎨 RENDER: maxDelta=10866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<text:soft-page-break/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<text:soft-page-break/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66 patterns in 2160 candles</text:p>
      <text:p text:style-name="Standard"><text:soft-page-break/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28 patterns in 2160 candles</text:p>
      <text:p text:style-name="Standard">OpenInterestIndicator.js:163 [TRBUSDT] 📊 Histogram Mode: 71 candles, 70 OI matches, 69 non-zero deltas</text:p>
      <text:p text:style-name="Standard">OpenInterestIndicator.js:376 [TRBUSDT] 🎨 RENDER Histogram: data.length=71</text:p>
      <text:p text:style-name="Standard">OpenInterestIndicator.js:385 [TRBUSDT] 🎨 RENDER: maxDelta=108667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37 patterns in 2160 candles</text:p>
      <text:p text:style-name="Standard">OpenInterestIndicator.js:163 [ADAUSDT] 📊 Histogram Mode: 71 candles, 70 OI matches, 69 non-zero deltas</text:p>
      <text:p text:style-name="Standard">OpenInterestIndicator.js:376 [ADAUSDT] 🎨 RENDER Histogram: data.length=71</text:p>
      <text:p text:style-name="Standard"><text:soft-page-break/>OpenInterestIndicator.js:385 [ADAUSDT] 🎨 RENDER: maxDelta=4107520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73 patterns in 2160 candles</text:p>
      <text:p text:style-name="Standard">OpenInterestIndicator.js:163 [SUIUSDT] 📊 Histogram Mode: 71 candles, 70 OI matches, 69 non-zero deltas</text:p>
      <text:p text:style-name="Standard">OpenInterestIndicator.js:376 [SUIUSDT] 🎨 RENDER Histogram: data.length=71</text:p>
      <text:p text:style-name="Standard">OpenInterestIndicator.js:385 [SUIUSDT] 🎨 RENDER: maxDelta=2396350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21 patterns in 2160 candles</text:p>
      <text:p text:style-name="Standard">OpenInterestIndicator.js:163 [BNBUSDT] 📊 Histogram Mode: 71 candles, 70 OI matches, 69 non-zero deltas</text:p>
      <text:p text:style-name="Standard">OpenInterestIndicator.js:376 [BNBUSDT] 🎨 RENDER Histogram: data.length=71</text:p>
      <text:p text:style-name="Standard">OpenInterestIndicator.js:385 [BNBUSDT] 🎨 RENDER: maxDelta=2997.399999999994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28 patterns in 2160 candles</text:p>
      <text:p text:style-name="Standard"><text:soft-page-break/>OpenInterestIndicator.js:163 [TRBUSDT] 📊 Histogram Mode: 71 candles, 70 OI matches, 69 non-zero deltas</text:p>
      <text:p text:style-name="Standard">OpenInterestIndicator.js:376 [TRBUSDT] 🎨 RENDER Histogram: data.length=71</text:p>
      <text:p text:style-name="Standard">OpenInterestIndicator.js:385 [TRBUSDT] 🎨 RENDER: maxDelta=108667, sample deltas: Array(10)</text:p>
      <text:p text:style-name="Standard">LocalPatternDetector.js:118 [LocalPatternDetector] Detected 615 patterns in 2160 candles</text:p>
      <text:p text:style-name="Standard">OpenInterestIndicator.js:163 [PENDLEUSDT] 📊 Histogram Mode: 71 candles, 70 OI matches, 69 non-zero deltas</text:p>
      <text:p text:style-name="Standard">OpenInterestIndicator.js:376 [PENDLEUSDT] 🎨 RENDER Histogram: data.length=71</text:p>
      <text:p text:style-name="Standard">OpenInterestIndicator.js:385 [PENDLEUSDT] 🎨 RENDER: maxDelta=73673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21 patterns in 2160 candles</text:p>
      <text:p text:style-name="Standard">OpenInterestIndicator.js:163 [BNBUSDT] 📊 Histogram Mode: 71 candles, 70 OI matches, 69 non-zero deltas</text:p>
      <text:p text:style-name="Standard">OpenInterestIndicator.js:376 [BNBUSDT] 🎨 RENDER Histogram: data.length=71</text:p>
      <text:p text:style-name="Standard">OpenInterestIndicator.js:385 [BNBUSDT] 🎨 RENDER: maxDelta=2997.399999999994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15 patterns in 2160 candles</text:p>
      <text:p text:style-name="Standard">OpenInterestIndicator.js:163 [PENDLEUSDT] 📊 Histogram Mode: 71 candles, 70 OI matches, 69 non-zero deltas</text:p>
      <text:p text:style-name="Standard">OpenInterestIndicator.js:376 [PENDLEUSDT] 🎨 RENDER Histogram: data.length=71</text:p>
      <text:p text:style-name="Standard">OpenInterestIndicator.js:385 [PENDLEUSDT] 🎨 RENDER: maxDelta=73673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<text:soft-page-break/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<text:soft-page-break/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73 patterns in 2160 candles</text:p>
      <text:p text:style-name="Standard">OpenInterestIndicator.js:163 [SUIUSDT] 📊 Histogram Mode: 71 candles, 70 OI matches, 69 non-zero deltas</text:p>
      <text:p text:style-name="Standard">OpenInterestIndicator.js:376 [SUIUSDT] 🎨 RENDER Histogram: data.length=71</text:p>
      <text:p text:style-name="Standard">OpenInterestIndicator.js:385 [SUIUSDT] 🎨 RENDER: maxDelta=2396350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<text:soft-page-break/>OpenInterestIndicator.js:385 [ETHUSDT] 🎨 RENDER: maxDelta=136157.46999999997, sample deltas: Array(10)</text:p>
      <text:p text:style-name="Standard">LocalPatternDetector.js:118 [LocalPatternDetector] Detected 637 patterns in 2160 candles</text:p>
      <text:p text:style-name="Standard">OpenInterestIndicator.js:163 [ADAUSDT] 📊 Histogram Mode: 71 candles, 70 OI matches, 69 non-zero deltas</text:p>
      <text:p text:style-name="Standard">OpenInterestIndicator.js:376 [ADAUSDT] 🎨 RENDER Histogram: data.length=71</text:p>
      <text:p text:style-name="Standard">OpenInterestIndicator.js:385 [ADAUSDT] 🎨 RENDER: maxDelta=4107520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11 patterns in 2160 candles</text:p>
      <text:p text:style-name="Standard"><text:soft-page-break/>OpenInterestIndicator.js:163 [ARBUSDT] 📊 Histogram Mode: 71 candles, 70 OI matches, 69 non-zero deltas</text:p>
      <text:p text:style-name="Standard">OpenInterestIndicator.js:376 [ARBUSDT] 🎨 RENDER Histogram: data.length=71</text:p>
      <text:p text:style-name="Standard">OpenInterestIndicator.js:385 [ARBUSDT] 🎨 RENDER: maxDelta=4254495.200000003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21 patterns in 2160 candles</text:p>
      <text:p text:style-name="Standard">OpenInterestIndicator.js:163 [BNBUSDT] 📊 Histogram Mode: 71 candles, 70 OI matches, 69 non-zero deltas</text:p>
      <text:p text:style-name="Standard">OpenInterestIndicator.js:376 [BNBUSDT] 🎨 RENDER Histogram: data.length=71</text:p>
      <text:p text:style-name="Standard">OpenInterestIndicator.js:385 [BNBUSDT] 🎨 RENDER: maxDelta=2997.399999999994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01 patterns in 2160 candles</text:p>
      <text:p text:style-name="Standard">OpenInterestIndicator.js:163 [DOTUSDT] 📊 Histogram Mode: 71 candles, 70 OI matches, 69 non-zero deltas</text:p>
      <text:p text:style-name="Standard">OpenInterestIndicator.js:376 [DOTUSDT] 🎨 RENDER Histogram: data.length=71</text:p>
      <text:p text:style-name="Standard">OpenInterestIndicator.js:385 [DOTUSDT] 🎨 RENDER: maxDelta=209814.80000000075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<text:soft-page-break/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22 patterns in 2160 candles</text:p>
      <text:p text:style-name="Standard">OpenInterestIndicator.js:163 [TRXUSDT] 📊 Histogram Mode: 71 candles, 70 OI matches, 69 non-zero deltas</text:p>
      <text:p text:style-name="Standard">OpenInterestIndicator.js:376 [TRXUSDT] 🎨 RENDER Histogram: data.length=71</text:p>
      <text:p text:style-name="Standard">OpenInterestIndicator.js:385 [TRXUSDT] 🎨 RENDER: maxDelta=7353764, sample deltas: Array(10)</text:p>
      <text:p text:style-name="Standard">LocalPatternDetector.js:118 [LocalPatternDetector] Detected 545 patterns in 2160 candles</text:p>
      <text:p text:style-name="Standard"><text:soft-page-break/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73 patterns in 2160 candles</text:p>
      <text:p text:style-name="Standard">OpenInterestIndicator.js:163 [SUIUSDT] 📊 Histogram Mode: 71 candles, 70 OI matches, 69 non-zero deltas</text:p>
      <text:p text:style-name="Standard">OpenInterestIndicator.js:376 [SUIUSDT] 🎨 RENDER Histogram: data.length=71</text:p>
      <text:p text:style-name="Standard">OpenInterestIndicator.js:385 [SUIUSDT] 🎨 RENDER: maxDelta=2396350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<text:soft-page-break/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637 patterns in 2160 candles</text:p>
      <text:p text:style-name="Standard"><text:soft-page-break/>OpenInterestIndicator.js:163 [ADAUSDT] 📊 Histogram Mode: 71 candles, 70 OI matches, 69 non-zero deltas</text:p>
      <text:p text:style-name="Standard">OpenInterestIndicator.js:376 [ADAUSDT] 🎨 RENDER Histogram: data.length=71</text:p>
      <text:p text:style-name="Standard">OpenInterestIndicator.js:385 [ADAUSDT] 🎨 RENDER: maxDelta=4107520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73 patterns in 2160 candles</text:p>
      <text:p text:style-name="Standard">OpenInterestIndicator.js:163 [SUIUSDT] 📊 Histogram Mode: 71 candles, 70 OI matches, 69 non-zero deltas</text:p>
      <text:p text:style-name="Standard">OpenInterestIndicator.js:376 [SUIUSDT] 🎨 RENDER Histogram: data.length=71</text:p>
      <text:p text:style-name="Standard">OpenInterestIndicator.js:385 [SUIUSDT] 🎨 RENDER: maxDelta=2396350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622 patterns in 2160 candles</text:p>
      <text:p text:style-name="Standard">OpenInterestIndicator.js:163 [TRXUSDT] 📊 Histogram Mode: 71 candles, 70 OI matches, 69 non-zero deltas</text:p>
      <text:p text:style-name="Standard">OpenInterestIndicator.js:376 [TRXUSDT] 🎨 RENDER Histogram: data.length=71</text:p>
      <text:p text:style-name="Standard"><text:soft-page-break/>OpenInterestIndicator.js:385 [TRXUSDT] 🎨 RENDER: maxDelta=7353764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<text:soft-page-break/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601 patterns in 2160 candles</text:p>
      <text:p text:style-name="Standard">OpenInterestIndicator.js:163 [DOTUSDT] 📊 Histogram Mode: 71 candles, 70 OI matches, 69 non-zero deltas</text:p>
      <text:p text:style-name="Standard">OpenInterestIndicator.js:376 [DOTUSDT] 🎨 RENDER Histogram: data.length=71</text:p>
      <text:p text:style-name="Standard">OpenInterestIndicator.js:385 [DOTUSDT] 🎨 RENDER: maxDelta=209814.8000000007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604 patterns in 2160 candles</text:p>
      <text:p text:style-name="Standard">OpenInterestIndicator.js:163 [AVAXUSDT] 📊 Histogram Mode: 71 candles, 70 OI matches, 69 non-zero deltas</text:p>
      <text:p text:style-name="Standard">OpenInterestIndicator.js:376 [AVAXUSDT] 🎨 RENDER Histogram: data.length=71</text:p>
      <text:p text:style-name="Standard"><text:soft-page-break/>OpenInterestIndicator.js:385 [AVAXUSDT] 🎨 RENDER: maxDelta=200657.8999999999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601 patterns in 2160 candles</text:p>
      <text:p text:style-name="Standard">OpenInterestIndicator.js:163 [DOTUSDT] 📊 Histogram Mode: 71 candles, 70 OI matches, 69 non-zero deltas</text:p>
      <text:p text:style-name="Standard">OpenInterestIndicator.js:376 [DOTUSDT] 🎨 RENDER Histogram: data.length=71</text:p>
      <text:p text:style-name="Standard">OpenInterestIndicator.js:385 [DOTUSDT] 🎨 RENDER: maxDelta=209814.80000000075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<text:soft-page-break/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<text:soft-page-break/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<text:soft-page-break/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<text:soft-page-break/>OpenInterestIndicator.js:385 [XRPUSDT] 🎨 RENDER: maxDelta=8615227.5, sample deltas: Array(10)</text:p>
      <text:p text:style-name="Standard">LocalPatternDetector.js:118 [LocalPatternDetector] Detected 573 patterns in 2160 candles</text:p>
      <text:p text:style-name="Standard">OpenInterestIndicator.js:163 [SUIUSDT] 📊 Histogram Mode: 71 candles, 70 OI matches, 69 non-zero deltas</text:p>
      <text:p text:style-name="Standard">OpenInterestIndicator.js:376 [SUIUSDT] 🎨 RENDER Histogram: data.length=71</text:p>
      <text:p text:style-name="Standard">OpenInterestIndicator.js:385 [SUIUSDT] 🎨 RENDER: maxDelta=2396350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615 patterns in 2160 candles</text:p>
      <text:p text:style-name="Standard">OpenInterestIndicator.js:163 [PENDLEUSDT] 📊 Histogram Mode: 71 candles, 70 OI matches, 69 non-zero deltas</text:p>
      <text:p text:style-name="Standard">OpenInterestIndicator.js:376 [PENDLEUSDT] 🎨 RENDER Histogram: data.length=71</text:p>
      <text:p text:style-name="Standard">OpenInterestIndicator.js:385 [PENDLEUSDT] 🎨 RENDER: maxDelta=73673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615 patterns in 2160 candles</text:p>
      <text:p text:style-name="Standard"><text:soft-page-break/>OpenInterestIndicator.js:163 [PENDLEUSDT] 📊 Histogram Mode: 71 candles, 70 OI matches, 69 non-zero deltas</text:p>
      <text:p text:style-name="Standard">OpenInterestIndicator.js:376 [PENDLEUSDT] 🎨 RENDER Histogram: data.length=71</text:p>
      <text:p text:style-name="Standard">OpenInterestIndicator.js:385 [PENDLEUSDT] 🎨 RENDER: maxDelta=73673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704 patterns in 2160 candles</text:p>
      <text:p text:style-name="Standard">OpenInterestIndicator.js:163 [POLYXUSDT] 📊 Histogram Mode: 71 candles, 70 OI matches, 69 non-zero deltas</text:p>
      <text:p text:style-name="Standard">OpenInterestIndicator.js:376 [POLYXUSDT] 🎨 RENDER Histogram: data.length=71</text:p>
      <text:p text:style-name="Standard">OpenInterestIndicator.js:385 [POLYXUSDT] 🎨 RENDER: maxDelta=4518839, sample deltas: Array(10)</text:p>
      <text:p text:style-name="Standard">LocalPatternDetector.js:118 [LocalPatternDetector] Detected 615 patterns in 2160 candles</text:p>
      <text:p text:style-name="Standard">OpenInterestIndicator.js:163 [PENDLEUSDT] 📊 Histogram Mode: 71 candles, 70 OI matches, 69 non-zero deltas</text:p>
      <text:p text:style-name="Standard">OpenInterestIndicator.js:376 [PENDLEUSDT] 🎨 RENDER Histogram: data.length=71</text:p>
      <text:p text:style-name="Standard">OpenInterestIndicator.js:385 [PENDLEUSDT] 🎨 RENDER: maxDelta=73673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<text:soft-page-break/>OpenInterestIndicator.js:385 [XRPUSDT] 🎨 RENDER: maxDelta=8615227.5, sample deltas: Array(10)</text:p>
      <text:p text:style-name="Standard">MiniChart.jsx:18 [925] 🕯️ <text:s/>BTCUSDT | 🔄 Recarga periódica histórico (5 min) </text:p>
      <text:p text:style-name="Standard">MiniChart.jsx:18 [926] 🕯️ <text:s/>BTCUSDT | Solicitando histórico: 90 días @ 60 </text:p>
      <text:p text:style-name="Standard">MiniChart.jsx:18 [926] 🕯️ <text:s/>ETHUSDT | 🔄 Recarga periódica histórico (5 min) </text:p>
      <text:p text:style-name="Standard">MiniChart.jsx:18 [927] 🕯️ <text:s/>ETHUSDT | Solicitando histórico: 90 días @ 60 </text:p>
      <text:p text:style-name="Standard">MiniChart.jsx:18 [927] 🕯️ <text:s/>TRXUSDT | 🔄 Recarga periódica histórico (5 min) </text:p>
      <text:p text:style-name="Standard">MiniChart.jsx:18 [927] 🕯️ <text:s/>TRXUSDT | Solicitando histórico: 90 días @ 60 </text:p>
      <text:p text:style-name="Standard">MiniChart.jsx:18 [927] 🕯️ <text:s/>XRPUSDT | 🔄 Recarga periódica histórico (5 min) </text:p>
      <text:p text:style-name="Standard">MiniChart.jsx:18 [927] 🕯️ <text:s/>XRPUSDT | Solicitando histórico: 90 días @ 60 </text:p>
      <text:p text:style-name="Standard">MiniChart.jsx:18 [927] 🕯️ <text:s/>SOLUSDT | 🔄 Recarga periódica histórico (5 min) </text:p>
      <text:p text:style-name="Standard">MiniChart.jsx:18 [928] 🕯️ <text:s/>SOLUSDT | Solicitando histórico: 90 días @ 60 </text:p>
      <text:p text:style-name="Standard">MiniChart.jsx:18 [928] 🕯️ <text:s/>AAVEUSDT | 🔄 Recarga periódica histórico (5 min) </text:p>
      <text:p text:style-name="Standard">MiniChart.jsx:18 [928] 🕯️ <text:s/>AAVEUSDT | Solicitando histórico: 90 días @ 60 </text:p>
      <text:p text:style-name="Standard">MiniChart.jsx:18 [934] 🕯️ <text:s/>GALAUSDT | 🔄 Recarga periódica histórico (5 min) </text:p>
      <text:p text:style-name="Standard">MiniChart.jsx:18 [934] 🕯️ <text:s/>GALAUSDT | Solicitando histórico: 90 días @ 60 </text:p>
      <text:p text:style-name="Standard">MiniChart.jsx:18 [934] 🕯️ <text:s/>OPUSDT | 🔄 Recarga periódica histórico (5 min) </text:p>
      <text:p text:style-name="Standard">MiniChart.jsx:18 [935] 🕯️ <text:s/>OPUSDT | Solicitando histórico: 90 días @ 60 </text:p>
      <text:p text:style-name="Standard">MiniChart.jsx:18 [935] 🕯️ <text:s/>ADAUSDT | 🔄 Recarga periódica histórico (5 min) </text:p>
      <text:p text:style-name="Standard">MiniChart.jsx:18 [935] 🕯️ <text:s/>ADAUSDT | Solicitando histórico: 90 días @ 60 </text:p>
      <text:p text:style-name="Standard">MiniChart.jsx:18 [935] 🕯️ <text:s/>SUIUSDT | 🔄 Recarga periódica histórico (5 min) </text:p>
      <text:p text:style-name="Standard">MiniChart.jsx:18 [935] 🕯️ <text:s/>SUIUSDT | Solicitando histórico: 90 días @ 60 </text:p>
      <text:p text:style-name="Standard">MiniChart.jsx:18 [936] 🕯️ <text:s/>POLUSDT | 🔄 Recarga periódica histórico (5 min) </text:p>
      <text:p text:style-name="Standard">MiniChart.jsx:18 [936] 🕯️ <text:s/>POLUSDT | Solicitando histórico: 90 días @ 60 </text:p>
      <text:p text:style-name="Standard">MiniChart.jsx:18 [936] 🕯️ <text:s/>POLYXUSDT | 🔄 Recarga periódica histórico (5 min) </text:p>
      <text:p text:style-name="Standard">MiniChart.jsx:18 [936] 🕯️ <text:s/>POLYXUSDT | Solicitando histórico: 90 días @ 60 </text:p>
      <text:p text:style-name="Standard">MiniChart.jsx:18 [936] 🕯️ <text:s/>CAKEUSDT | 🔄 Recarga periódica histórico (5 min) </text:p>
      <text:p text:style-name="Standard">MiniChart.jsx:18 [936] 🕯️ <text:s/>CAKEUSDT | Solicitando histórico: 90 días @ 60 </text:p>
      <text:p text:style-name="Standard">MiniChart.jsx:18 [941] 🕯️ <text:s/>PENDLEUSDT | 🔄 Recarga periódica histórico (5 min) </text:p>
      <text:p text:style-name="Standard">MiniChart.jsx:18 [942] 🕯️ <text:s/>PENDLEUSDT | Solicitando histórico: 90 días @ 60 </text:p>
      <text:p text:style-name="Standard">MiniChart.jsx:18 [942] 🕯️ <text:s/>TONUSDT | 🔄 Recarga periódica histórico (5 min) </text:p>
      <text:p text:style-name="Standard">MiniChart.jsx:18 [943] 🕯️ <text:s/>TONUSDT | Solicitando histórico: 90 días @ 60 </text:p>
      <text:p text:style-name="Standard">MiniChart.jsx:18 [943] 🕯️ <text:s/>UNIUSDT | 🔄 Recarga periódica histórico (5 min) </text:p>
      <text:p text:style-name="Standard">MiniChart.jsx:18 [943] 🕯️ <text:s/>UNIUSDT | Solicitando histórico: 90 días @ 60 </text:p>
      <text:p text:style-name="Standard">MiniChart.jsx:18 [943] 🕯️ <text:s/>ARBUSDT | 🔄 Recarga periódica histórico (5 min) </text:p>
      <text:p text:style-name="Standard">MiniChart.jsx:18 [943] 🕯️ <text:s/>ARBUSDT | Solicitando histórico: 90 días @ 60 </text:p>
      <text:p text:style-name="Standard">MiniChart.jsx:18 [943] 🕯️ <text:s/>DOTUSDT | 🔄 Recarga periódica histórico (5 min) </text:p>
      <text:p text:style-name="Standard">MiniChart.jsx:18 [944] 🕯️ <text:s/>DOTUSDT | Solicitando histórico: 90 días @ 60 </text:p>
      <text:p text:style-name="Standard">MiniChart.jsx:18 [944] 🕯️ <text:s/>AVAXUSDT | 🔄 Recarga periódica histórico (5 min) </text:p>
      <text:p text:style-name="Standard">MiniChart.jsx:18 [944] 🕯️ <text:s/>AVAXUSDT | Solicitando histórico: 90 días @ 60 </text:p>
      <text:p text:style-name="Standard">MiniChart.jsx:18 [944] 🕯️ <text:s/>BNBUSDT | 🔄 Recarga periódica histórico (5 min) </text:p>
      <text:p text:style-name="Standard">MiniChart.jsx:18 [945] 🕯️ <text:s/>BNBUSDT | Solicitando histórico: 90 días @ 60 </text:p>
      <text:p text:style-name="Standard">MiniChart.jsx:18 [945] 🕯️ <text:s/>PEOPLEUSDT | 🔄 Recarga periódica histórico (5 min) </text:p>
      <text:p text:style-name="Standard">MiniChart.jsx:18 [945] 🕯️ <text:s/>PEOPLEUSDT | Solicitando histórico: 90 días @ 60 </text:p>
      <text:p text:style-name="Standard">MiniChart.jsx:18 [945] 🕯️ <text:s/>HBARUSDT | 🔄 Recarga periódica histórico (5 min) </text:p>
      <text:p text:style-name="Standard">MiniChart.jsx:18 [945] 🕯️ <text:s/>HBARUSDT | Solicitando histórico: 90 días @ 60 </text:p>
      <text:p text:style-name="Standard">MiniChart.jsx:18 [946] 🕯️ <text:s/>ASTRUSDT | 🔄 Recarga periódica histórico (5 min) </text:p>
      <text:p text:style-name="Standard">MiniChart.jsx:18 [946] 🕯️ <text:s/>ASTRUSDT | Solicitando histórico: 90 días @ 60 </text:p>
      <text:p text:style-name="Standard">MiniChart.jsx:18 [951] 🕯️ <text:s/>MASKUSDT | 🔄 Recarga periódica histórico (5 min) </text:p>
      <text:p text:style-name="Standard">MiniChart.jsx:18 [952] 🕯️ <text:s/>MASKUSDT | Solicitando histórico: 90 días @ 60 </text:p>
      <text:p text:style-name="Standard">MiniChart.jsx:18 [952] 🕯️ <text:s/>TRBUSDT | 🔄 Recarga periódica histórico (5 min) </text:p>
      <text:p text:style-name="Standard">MiniChart.jsx:18 [953] 🕯️ <text:s/>TRBUSDT | Solicitando histórico: 90 días @ 60 </text:p>
      <text:p text:style-name="Standard"><text:soft-page-break/>MiniChart.jsx:18 [953] 🕯️ <text:s/>INJUSDT | 🔄 Recarga periódica histórico (5 min) </text:p>
      <text:p text:style-name="Standard">MiniChart.jsx:18 [953] 🕯️ <text:s/>INJUSDT | Solicitando histórico: 90 días @ 60 </text:p>
      <text:p text:style-name="Standard">MiniChart.jsx:18 [953] 🕯️ <text:s/>ATOMUSDT | 🔄 Recarga periódica histórico (5 min) </text:p>
      <text:p text:style-name="Standard">MiniChart.jsx:18 [953] 🕯️ <text:s/>ATOMUSDT | Solicitando histórico: 90 días @ 60 </text:p>
      <text:p text:style-name="Standard">MiniChart.jsx:18 [954] 🕯️ <text:s/>GRTUSDT | 🔄 Recarga periódica histórico (5 min) </text:p>
      <text:p text:style-name="Standard">MiniChart.jsx:18 [954] 🕯️ <text:s/>GRTUSDT | Solicitando histórico: 90 días @ 60 </text:p>
      <text:p text:style-name="Standard">MiniChart.jsx:18 [954] 🕯️ <text:s/>ALGOUSDT | 🔄 Recarga periódica histórico (5 min) </text:p>
      <text:p text:style-name="Standard">MiniChart.jsx:18 [954] 🕯️ <text:s/>ALGOUSDT | Solicitando histórico: 90 días @ 60 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601 patterns in 2160 candles</text:p>
      <text:p text:style-name="Standard">OpenInterestIndicator.js:163 [DOTUSDT] 📊 Histogram Mode: 71 candles, 70 OI matches, 69 non-zero deltas</text:p>
      <text:p text:style-name="Standard">OpenInterestIndicator.js:376 [DOTUSDT] 🎨 RENDER Histogram: data.length=71</text:p>
      <text:p text:style-name="Standard">OpenInterestIndicator.js:385 [DOTUSDT] 🎨 RENDER: maxDelta=209814.80000000075, sample deltas: Array(10)</text:p>
      <text:p text:style-name="Standard">LocalPatternDetector.js:118 [LocalPatternDetector] Detected 573 patterns in 2160 candles</text:p>
      <text:p text:style-name="Standard">OpenInterestIndicator.js:163 [SUIUSDT] 📊 Histogram Mode: 71 candles, 70 OI matches, 69 non-zero deltas</text:p>
      <text:p text:style-name="Standard">OpenInterestIndicator.js:376 [SUIUSDT] 🎨 RENDER Histogram: data.length=71</text:p>
      <text:p text:style-name="Standard">OpenInterestIndicator.js:385 [SUIUSDT] 🎨 RENDER: maxDelta=2396350, sample deltas: Array(10)</text:p>
      <text:p text:style-name="Standard">LocalPatternDetector.js:118 [LocalPatternDetector] Detected 614 patterns in 2160 candles</text:p>
      <text:p text:style-name="Standard">OpenInterestIndicator.js:163 [INJUSDT] 📊 Histogram Mode: 71 candles, 70 OI matches, 69 non-zero deltas</text:p>
      <text:p text:style-name="Standard">OpenInterestIndicator.js:376 [INJUSDT] 🎨 RENDER Histogram: data.length=71</text:p>
      <text:p text:style-name="Standard">OpenInterestIndicator.js:385 [INJUSDT] 🎨 RENDER: maxDelta=34413, sample deltas: Array(10)</text:p>
      <text:p text:style-name="Standard">LocalPatternDetector.js:118 [LocalPatternDetector] Detected 615 patterns in 2160 candles</text:p>
      <text:p text:style-name="Standard">OpenInterestIndicator.js:163 [PENDLEUSDT] 📊 Histogram Mode: 71 candles, 70 OI matches, 69 non-zero deltas</text:p>
      <text:p text:style-name="Standard">OpenInterestIndicator.js:376 [PENDLEUSDT] 🎨 RENDER Histogram: data.length=71</text:p>
      <text:p text:style-name="Standard">OpenInterestIndicator.js:385 [PENDLEUSDT] 🎨 RENDER: maxDelta=73673, sample deltas: Array(10)</text:p>
      <text:p text:style-name="Standard">LocalPatternDetector.js:118 [LocalPatternDetector] Detected 573 patterns in 2160 candles</text:p>
      <text:p text:style-name="Standard">OpenInterestIndicator.js:163 [SUIUSDT] 📊 Histogram Mode: 71 candles, 70 OI matches, 69 non-zero deltas</text:p>
      <text:p text:style-name="Standard">OpenInterestIndicator.js:376 [SUIUSDT] 🎨 RENDER Histogram: data.length=71</text:p>
      <text:p text:style-name="Standard">OpenInterestIndicator.js:385 [SUIUSDT] 🎨 RENDER: maxDelta=2396350, sample deltas: Array(10)</text:p>
      <text:p text:style-name="Standard">LocalPatternDetector.js:118 [LocalPatternDetector] Detected 606 patterns in 2160 candles</text:p>
      <text:p text:style-name="Standard">OpenInterestIndicator.js:163 [OPUSDT] 📊 Histogram Mode: 71 candles, 70 OI matches, 69 non-zero deltas</text:p>
      <text:p text:style-name="Standard">OpenInterestIndicator.js:376 [OPUSDT] 🎨 RENDER Histogram: data.length=71</text:p>
      <text:p text:style-name="Standard">OpenInterestIndicator.js:385 [OPUSDT] 🎨 RENDER: maxDelta=1296708.6000000015, sample deltas: Array(10)</text:p>
      <text:p text:style-name="Standard">LocalPatternDetector.js:118 [LocalPatternDetector] Detected 614 patterns in 2160 candles</text:p>
      <text:p text:style-name="Standard">OpenInterestIndicator.js:163 [INJUSDT] 📊 Histogram Mode: 71 candles, 70 OI matches, 69 non-zero deltas</text:p>
      <text:p text:style-name="Standard"><text:soft-page-break/>OpenInterestIndicator.js:376 [INJUSDT] 🎨 RENDER Histogram: data.length=71</text:p>
      <text:p text:style-name="Standard">OpenInterestIndicator.js:385 [INJUSDT] 🎨 RENDER: maxDelta=34413, sample deltas: Array(10)</text:p>
      <text:p text:style-name="Standard">LocalPatternDetector.js:118 [LocalPatternDetector] Detected 618 patterns in 2160 candles</text:p>
      <text:p text:style-name="Standard">OpenInterestIndicator.js:163 [HBARUSDT] 📊 Histogram Mode: 71 candles, 70 OI matches, 69 non-zero deltas</text:p>
      <text:p text:style-name="Standard">OpenInterestIndicator.js:376 [HBARUSDT] 🎨 RENDER Histogram: data.length=71</text:p>
      <text:p text:style-name="Standard">OpenInterestIndicator.js:385 [HBARUSDT] 🎨 RENDER: maxDelta=6996044, sample deltas: Array(10)</text:p>
      <text:p text:style-name="Standard">LocalPatternDetector.js:118 [LocalPatternDetector] Detected 601 patterns in 2160 candles</text:p>
      <text:p text:style-name="Standard">OpenInterestIndicator.js:163 [DOTUSDT] 📊 Histogram Mode: 71 candles, 70 OI matches, 69 non-zero deltas</text:p>
      <text:p text:style-name="Standard">OpenInterestIndicator.js:376 [DOTUSDT] 🎨 RENDER Histogram: data.length=71</text:p>
      <text:p text:style-name="Standard">OpenInterestIndicator.js:385 [DOTUSDT] 🎨 RENDER: maxDelta=209814.80000000075, sample deltas: Array(10)</text:p>
      <text:p text:style-name="Standard">LocalPatternDetector.js:118 [LocalPatternDetector] Detected 573 patterns in 2160 candles</text:p>
      <text:p text:style-name="Standard">OpenInterestIndicator.js:163 [SUIUSDT] 📊 Histogram Mode: 71 candles, 70 OI matches, 69 non-zero deltas</text:p>
      <text:p text:style-name="Standard">OpenInterestIndicator.js:376 [SUIUSDT] 🎨 RENDER Histogram: data.length=71</text:p>
      <text:p text:style-name="Standard">OpenInterestIndicator.js:385 [SUIUSDT] 🎨 RENDER: maxDelta=2396350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606 patterns in 2160 candles</text:p>
      <text:p text:style-name="Standard">OpenInterestIndicator.js:163 [OPUSDT] 📊 Histogram Mode: 71 candles, 70 OI matches, 69 non-zero deltas</text:p>
      <text:p text:style-name="Standard">OpenInterestIndicator.js:376 [OPUSDT] 🎨 RENDER Histogram: data.length=71</text:p>
      <text:p text:style-name="Standard">OpenInterestIndicator.js:385 [OPUSDT] 🎨 RENDER: maxDelta=1296708.6000000015, sample deltas: Array(10)</text:p>
      <text:p text:style-name="Standard">LocalPatternDetector.js:118 [LocalPatternDetector] Detected 606 patterns in 2160 candles</text:p>
      <text:p text:style-name="Standard">OpenInterestIndicator.js:163 [TONUSDT] 📊 Histogram Mode: 71 candles, 70 OI matches, 69 non-zero deltas</text:p>
      <text:p text:style-name="Standard">OpenInterestIndicator.js:376 [TONUSDT] 🎨 RENDER Histogram: data.length=71</text:p>
      <text:p text:style-name="Standard">OpenInterestIndicator.js:385 [TONUSDT] 🎨 RENDER: maxDelta=770774.8000000007, sample deltas: Array(10)</text:p>
      <text:p text:style-name="Standard">LocalPatternDetector.js:118 [LocalPatternDetector] Detected 601 patterns in 2160 candles</text:p>
      <text:p text:style-name="Standard">OpenInterestIndicator.js:163 [DOTUSDT] 📊 Histogram Mode: 71 candles, 70 OI matches, 69 non-zero deltas</text:p>
      <text:p text:style-name="Standard">OpenInterestIndicator.js:376 [DOTUSDT] 🎨 RENDER Histogram: data.length=71</text:p>
      <text:p text:style-name="Standard">OpenInterestIndicator.js:385 [DOTUSDT] 🎨 RENDER: maxDelta=209814.80000000075, sample deltas: Array(10)</text:p>
      <text:p text:style-name="Standard">LocalPatternDetector.js:118 [LocalPatternDetector] Detected 618 patterns in 2160 candles</text:p>
      <text:p text:style-name="Standard"><text:soft-page-break/>OpenInterestIndicator.js:163 [HBARUSDT] 📊 Histogram Mode: 71 candles, 70 OI matches, 69 non-zero deltas</text:p>
      <text:p text:style-name="Standard">OpenInterestIndicator.js:376 [HBARUSDT] 🎨 RENDER Histogram: data.length=71</text:p>
      <text:p text:style-name="Standard">OpenInterestIndicator.js:385 [HBARUSDT] 🎨 RENDER: maxDelta=6996044, sample deltas: Array(10)</text:p>
      <text:p text:style-name="Standard">LocalPatternDetector.js:118 [LocalPatternDetector] Detected 615 patterns in 2160 candles</text:p>
      <text:p text:style-name="Standard">OpenInterestIndicator.js:163 [PENDLEUSDT] 📊 Histogram Mode: 71 candles, 70 OI matches, 69 non-zero deltas</text:p>
      <text:p text:style-name="Standard">OpenInterestIndicator.js:376 [PENDLEUSDT] 🎨 RENDER Histogram: data.length=71</text:p>
      <text:p text:style-name="Standard">OpenInterestIndicator.js:385 [PENDLEUSDT] 🎨 RENDER: maxDelta=73673, sample deltas: Array(10)</text:p>
      <text:p text:style-name="Standard">LocalPatternDetector.js:118 [LocalPatternDetector] Detected 653 patterns in 2160 candles</text:p>
      <text:p text:style-name="Standard">OpenInterestIndicator.js:163 [PEOPLEUSDT] 📊 Histogram Mode: 71 candles, 70 OI matches, 69 non-zero deltas</text:p>
      <text:p text:style-name="Standard">OpenInterestIndicator.js:376 [PEOPLEUSDT] 🎨 RENDER Histogram: data.length=71</text:p>
      <text:p text:style-name="Standard">OpenInterestIndicator.js:385 [PEOPLEUSDT] 🎨 RENDER: maxDelta=3667068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618 patterns in 2160 candles</text:p>
      <text:p text:style-name="Standard">OpenInterestIndicator.js:163 [GALAUSDT] 📊 Histogram Mode: 71 candles, 70 OI matches, 69 non-zero deltas</text:p>
      <text:p text:style-name="Standard">OpenInterestIndicator.js:376 [GALAUSDT] 🎨 RENDER Histogram: data.length=71</text:p>
      <text:p text:style-name="Standard">OpenInterestIndicator.js:385 [GALAUSDT] 🎨 RENDER: maxDelta=35825355, sample deltas: Array(10)</text:p>
      <text:p text:style-name="Standard">LocalPatternDetector.js:118 [LocalPatternDetector] Detected 579 patterns in 2160 candles</text:p>
      <text:p text:style-name="Standard">OpenInterestIndicator.js:163 [BTCUSDT] 📊 Histogram Mode: 71 candles, 70 OI matches, 69 non-zero deltas</text:p>
      <text:p text:style-name="Standard">OpenInterestIndicator.js:376 [BTCUSDT] 🎨 RENDER Histogram: data.length=71</text:p>
      <text:p text:style-name="Standard">OpenInterestIndicator.js:385 [BTCUSDT] 🎨 RENDER: maxDelta=1524.3179999999993, sample deltas: Array(10)</text:p>
      <text:p text:style-name="Standard">LocalPatternDetector.js:118 [LocalPatternDetector] Detected 606 patterns in 2160 candles</text:p>
      <text:p text:style-name="Standard">OpenInterestIndicator.js:163 [TONUSDT] 📊 Histogram Mode: 71 candles, 70 OI matches, 69 non-zero deltas</text:p>
      <text:p text:style-name="Standard">OpenInterestIndicator.js:376 [TONUSDT] 🎨 RENDER Histogram: data.length=71</text:p>
      <text:p text:style-name="Standard">OpenInterestIndicator.js:385 [TONUSDT] 🎨 RENDER: maxDelta=770774.8000000007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<text:soft-page-break/>OpenInterestIndicator.js:385 [XRPUSDT] 🎨 RENDER: maxDelta=8615227.5, sample deltas: Array(10)</text:p>
      <text:p text:style-name="Standard">LocalPatternDetector.js:118 [LocalPatternDetector] Detected 637 patterns in 2160 candles</text:p>
      <text:p text:style-name="Standard">OpenInterestIndicator.js:163 [ADAUSDT] 📊 Histogram Mode: 71 candles, 70 OI matches, 69 non-zero deltas</text:p>
      <text:p text:style-name="Standard">OpenInterestIndicator.js:376 [ADAUSDT] 🎨 RENDER Histogram: data.length=71</text:p>
      <text:p text:style-name="Standard">OpenInterestIndicator.js:385 [ADAUSDT] 🎨 RENDER: maxDelta=4107520, sample deltas: Array(10)</text:p>
      <text:p text:style-name="Standard">LocalPatternDetector.js:118 [LocalPatternDetector] Detected 566 patterns in 2160 candles</text:p>
      <text:p text:style-name="Standard">OpenInterestIndicator.js:163 [SOLUSDT] 📊 Histogram Mode: 71 candles, 70 OI matches, 69 non-zero deltas</text:p>
      <text:p text:style-name="Standard">OpenInterestIndicator.js:376 [SOLUSDT] 🎨 RENDER Histogram: data.length=71</text:p>
      <text:p text:style-name="Standard">OpenInterestIndicator.js:385 [SOLUSDT] 🎨 RENDER: maxDelta=241866.10000000987, sample deltas: Array(10)</text:p>
      <text:p text:style-name="Standard">LocalPatternDetector.js:118 [LocalPatternDetector] Detected 653 patterns in 2160 candles</text:p>
      <text:p text:style-name="Standard">OpenInterestIndicator.js:163 [PEOPLEUSDT] 📊 Histogram Mode: 71 candles, 70 OI matches, 69 non-zero deltas</text:p>
      <text:p text:style-name="Standard">OpenInterestIndicator.js:376 [PEOPLEUSDT] 🎨 RENDER Histogram: data.length=71</text:p>
      <text:p text:style-name="Standard">OpenInterestIndicator.js:385 [PEOPLEUSDT] 🎨 RENDER: maxDelta=3667068, sample deltas: Array(10)</text:p>
      <text:p text:style-name="Standard">LocalPatternDetector.js:118 [LocalPatternDetector] Detected 637 patterns in 2160 candles</text:p>
      <text:p text:style-name="Standard">OpenInterestIndicator.js:163 [ADAUSDT] 📊 Histogram Mode: 71 candles, 70 OI matches, 69 non-zero deltas</text:p>
      <text:p text:style-name="Standard">OpenInterestIndicator.js:376 [ADAUSDT] 🎨 RENDER Histogram: data.length=71</text:p>
      <text:p text:style-name="Standard">OpenInterestIndicator.js:385 [ADAUSDT] 🎨 RENDER: maxDelta=4107520, sample deltas: Array(10)</text:p>
      <text:p text:style-name="Standard">LocalPatternDetector.js:118 [LocalPatternDetector] Detected 590 patterns in 2160 candles</text:p>
      <text:p text:style-name="Standard">OpenInterestIndicator.js:163 [XRPUSDT] 📊 Histogram Mode: 71 candles, 70 OI matches, 69 non-zero deltas</text:p>
      <text:p text:style-name="Standard">OpenInterestIndicator.js:376 [XRPUSDT] 🎨 RENDER Histogram: data.length=71</text:p>
      <text:p text:style-name="Standard">OpenInterestIndicator.js:385 [XRPUSDT] 🎨 RENDER: maxDelta=8615227.5, sample deltas: Array(10)</text:p>
      <text:p text:style-name="Standard">LocalPatternDetector.js:118 [LocalPatternDetector] Detected 545 patterns in 2160 candles</text:p>
      <text:p text:style-name="Standard">OpenInterestIndicator.js:163 [ETHUSDT] 📊 Histogram Mode: 143 candles, 65 OI matches, 65 non-zero deltas</text:p>
      <text:p text:style-name="Standard">OpenInterestIndicator.js:376 [ETHUSDT] 🎨 RENDER Histogram: data.length=143</text:p>
      <text:p text:style-name="Standard">OpenInterestIndicator.js:385 [ETHUSDT] 🎨 RENDER: maxDelta=136157.46999999997, sample deltas: Array(10)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19 patterns in 2160 candles</text:p>
      <text:p text:style-name="Standard">OpenInterestIndicator.js:163 [POLUSDT] 📊 Histogram Mode: 20 candles, 19 OI matches, 18 non-zero deltas</text:p>
      <text:p text:style-name="Standard">OpenInterestIndicator.js:376 [POLUSDT] 🎨 RENDER Histogram: data.length=20</text:p>
      <text:p text:style-name="Standard">OpenInterestIndicator.js:385 [POLUSDT] 🎨 RENDER: maxDelta=869586, sample deltas: (10) [0, 230330, 850840, -268084, -228550, -548360, -61630, -6596, 65334, -236400]</text:p>
      <text:p text:style-name="Standard"><text:soft-page-break/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704 patterns in 2160 candles</text:p>
      <text:p text:style-name="Standard">OpenInterestIndicator.js:163 [POLYXUSDT] 📊 Histogram Mode: 20 candles, 19 OI matches, 18 non-zero deltas</text:p>
      <text:p text:style-name="Standard">OpenInterestIndicator.js:376 [POLYXUSDT] 🎨 RENDER Histogram: data.length=20</text:p>
      <text:p text:style-name="Standard">OpenInterestIndicator.js:385 [POLYXUSDT] 🎨 RENDER: maxDelta=349154, sample deltas: (10) [0, -27285, -98858, 32300, 224016, 45878, 118328, 349154, -44998, -95648]</text:p>
      <text:p text:style-name="Standard">LocalPatternDetector.js:118 [LocalPatternDetector] Detected 611 patterns in 2160 candles</text:p>
      <text:p text:style-name="Standard">OpenInterestIndicator.js:163 [ARBUSDT] 📊 Histogram Mode: 20 candles, 19 OI matches, 18 non-zero deltas</text:p>
      <text:p text:style-name="Standard">OpenInterestIndicator.js:376 [ARBUSDT] 🎨 RENDER Histogram: data.length=20</text:p>
      <text:p text:style-name="Standard">OpenInterestIndicator.js:385 [ARBUSDT] 🎨 RENDER: maxDelta=1403054, sample deltas: (10) [0, -381867.39999999106, -543466.200000003, 15737, -170975.5, -418389.09999999404, 161051, -374070.8000000119, -56687.39999999106, 180822.20000000298]</text:p>
      <text:p text:style-name="Standard"><text:soft-page-break/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29 patterns in 2160 candles</text:p>
      <text:p text:style-name="Standard">OpenInterestIndicator.js:163 [CAKEUSDT] 📊 Histogram Mode: 20 candles, 19 OI matches, 18 non-zero deltas</text:p>
      <text:p text:style-name="Standard">OpenInterestIndicator.js:376 [CAKEUSDT] 🎨 RENDER Histogram: data.length=20</text:p>
      <text:p text:style-name="Standard">OpenInterestIndicator.js:385 [CAKEUSDT] 🎨 RENDER: maxDelta=39433, sample deltas: (10) [0, -19675.19999999972, -19601.600000000093, -9027, 13160.600000000093, -10213.600000000093, -31571.600000000093, 5176.399999990128, -4472.199999989942, 972.6000000000931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<text:soft-page-break/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634 patterns in 2160 candles</text:p>
      <text:p text:style-name="Standard">OpenInterestIndicator.js:163 [ALGOUSDT] 📊 Histogram Mode: 20 candles, 19 OI matches, 18 non-zero deltas</text:p>
      <text:p text:style-name="Standard">OpenInterestIndicator.js:376 [ALGOUSDT] 🎨 RENDER Histogram: data.length=20</text:p>
      <text:p text:style-name="Standard">OpenInterestIndicator.js:385 [ALGOUSDT] 🎨 RENDER: maxDelta=739102.6000000015, sample deltas: (10) [0, -424634.80000000447, -281194, -354910.59999999404, -143624.80000000447, 370545.6000000015, 30459.79999999702, -54525.59999999404, -19306.20000000298, 739102.6000000015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<text:soft-page-break/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MiniChart.jsx:18 [875] 🕯️ <text:s/>SOLUSDT | ⚠️ ÚLTIMA VELA DEL HISTÓRICO ESTÁ EN PROGRESO - Removiendo {timestamp: 1763305200000, datetime: '2025-11-16 10:00:00'}</text:p>
      <text:p text:style-name="Standard">MiniChart.jsx:18 [876] 🕯️ <text:s/>SOLUSDT | ✅ Histórico cargado: 2159 velas confirmadas </text:p>
      <text:p text:style-name="Standard">MiniChart.jsx:41 [876] 🔍 SOLUSDT | Estado: 2159 confirmadas, En progreso: SÍ</text:p>
      <text:p text:style-name="Standard">MiniChart.jsx:18 [876] 🕯️ <text:s/>SOLUSDT | ⏸️ Range Detection NO habilitado o indicatorManager no existe 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629 patterns in 2160 candles</text:p>
      <text:p text:style-name="Standard">OpenInterestIndicator.js:163 [CAKEUSDT] 📊 Histogram Mode: 20 candles, 19 OI matches, 18 non-zero deltas</text:p>
      <text:p text:style-name="Standard">OpenInterestIndicator.js:376 [CAKEUSDT] 🎨 RENDER Histogram: data.length=20</text:p>
      <text:p text:style-name="Standard">OpenInterestIndicator.js:385 [CAKEUSDT] 🎨 RENDER: maxDelta=39433, sample deltas: (10) [0, -19675.19999999972, -19601.600000000093, -9027, 13160.600000000093, <text:soft-page-break/>-10213.600000000093, -31571.600000000093, 5176.399999990128, -4472.199999989942, 972.6000000000931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11 patterns in 2160 candles</text:p>
      <text:p text:style-name="Standard">OpenInterestIndicator.js:163 [ARBUSDT] 📊 Histogram Mode: 20 candles, 19 OI matches, 18 non-zero deltas</text:p>
      <text:p text:style-name="Standard">OpenInterestIndicator.js:376 [ARBUSDT] 🎨 RENDER Histogram: data.length=20</text:p>
      <text:p text:style-name="Standard">OpenInterestIndicator.js:385 [ARBUSDT] 🎨 RENDER: maxDelta=1403054, sample deltas: (10) [0, -381867.39999999106, -543466.200000003, 15737, -170975.5, -418389.09999999404, 161051, -374070.8000000119, -56687.39999999106, 180822.20000000298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MiniChart.jsx:18 [324] 🕯️ <text:s/>AAVEUSDT | ⚠️ ÚLTIMA VELA DEL HISTÓRICO ESTÁ EN PROGRESO - Removiendo {timestamp: 1763305200000, datetime: '2025-11-16 10:00:00'}</text:p>
      <text:p text:style-name="Standard">MiniChart.jsx:18 [324] 🕯️ <text:s/>AAVEUSDT | ✅ Histórico cargado: 2159 velas confirmadas </text:p>
      <text:p text:style-name="Standard">MiniChart.jsx:41 [324] 🔍 AAVEUSDT | Estado: 2159 confirmadas, En progreso: SÍ</text:p>
      <text:p text:style-name="Standard"><text:soft-page-break/>MiniChart.jsx:18 [324] 🕯️ <text:s/>AAVEUSDT | ⏸️ Range Detection NO habilitado o indicatorManager no existe 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704 patterns in 2160 candles</text:p>
      <text:p text:style-name="Standard">OpenInterestIndicator.js:163 [POLYXUSDT] 📊 Histogram Mode: 20 candles, 19 OI matches, 18 non-zero deltas</text:p>
      <text:p text:style-name="Standard">OpenInterestIndicator.js:376 [POLYXUSDT] 🎨 RENDER Histogram: data.length=20</text:p>
      <text:p text:style-name="Standard">OpenInterestIndicator.js:385 [POLYXUSDT] 🎨 RENDER: maxDelta=349154, sample deltas: (10) [0, -27285, -98858, 32300, 224016, 45878, 118328, 349154, -44998, -95648]</text:p>
      <text:p text:style-name="Standard">MiniChart.jsx:18 [376] 🕯️ <text:s/>BTCUSDT | ⚠️ ÚLTIMA VELA DEL HISTÓRICO ESTÁ EN PROGRESO - Removiendo {timestamp: 1763305200000, datetime: '2025-11-16 10:00:00'}</text:p>
      <text:p text:style-name="Standard">MiniChart.jsx:18 [376] 🕯️ <text:s/>BTCUSDT | ✅ Histórico cargado: 2159 velas confirmadas </text:p>
      <text:p text:style-name="Standard">MiniChart.jsx:41 [376] 🔍 BTCUSDT | Estado: 2159 confirmadas, En progreso: SÍ</text:p>
      <text:p text:style-name="Standard">MiniChart.jsx:18 [376] 🕯️ <text:s/>BTCUSDT | ⏸️ Range Detection NO habilitado o indicatorManager no existe 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<text:soft-page-break/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<text:soft-page-break/>-132306.69999998808, 31392.79999999702, -98719.39999999851, 244744.1000000015, 9492.5, 120646.60000000149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MiniChart.jsx:18 [217] 🕯️ <text:s/>XRPUSDT | ⚠️ ÚLTIMA VELA DEL HISTÓRICO ESTÁ EN PROGRESO - Removiendo {timestamp: 1763305200000, datetime: '2025-11-16 10:00:00'}</text:p>
      <text:p text:style-name="Standard">MiniChart.jsx:18 [217] 🕯️ <text:s/>XRPUSDT | ✅ Histórico cargado: 2159 velas confirmadas </text:p>
      <text:p text:style-name="Standard">MiniChart.jsx:41 [217] 🔍 XRPUSDT | Estado: 2159 confirmadas, En progreso: SÍ</text:p>
      <text:p text:style-name="Standard">MiniChart.jsx:18 [217] 🕯️ <text:s/>XRPUSDT | ⏸️ Range Detection NO habilitado o indicatorManager no existe 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<text:soft-page-break/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MiniChart.jsx:18 [694] 🕯️ <text:s/>ETHUSDT | ⚠️ ÚLTIMA VELA DEL HISTÓRICO ESTÁ EN PROGRESO - Removiendo {timestamp: 1763305200000, datetime: '2025-11-16 10:00:00'}</text:p>
      <text:p text:style-name="Standard">MiniChart.jsx:18 [695] 🕯️ <text:s/>ETHUSDT | ✅ Histórico cargado: 2159 velas confirmadas </text:p>
      <text:p text:style-name="Standard">MiniChart.jsx:41 [695] 🔍 ETHUSDT | Estado: 2159 confirmadas, En progreso: SÍ</text:p>
      <text:p text:style-name="Standard">MiniChart.jsx:18 [695] 🕯️ <text:s/>ETHUSDT | ⏸️ Range Detection NO habilitado o indicatorManager no existe 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MiniChart.jsx:18 [733] 🕯️ <text:s/>TRXUSDT | ⚠️ ÚLTIMA VELA DEL HISTÓRICO ESTÁ EN PROGRESO - Removiendo {timestamp: 1763305200000, datetime: '2025-11-16 10:00:00'}</text:p>
      <text:p text:style-name="Standard">MiniChart.jsx:18 [733] 🕯️ <text:s/>TRXUSDT | ✅ Histórico cargado: 2159 velas confirmadas </text:p>
      <text:p text:style-name="Standard">MiniChart.jsx:41 [733] 🔍 TRXUSDT | Estado: 2159 confirmadas, En progreso: SÍ</text:p>
      <text:p text:style-name="Standard">MiniChart.jsx:18 [734] 🕯️ <text:s/>TRXUSDT | ⏸️ Range Detection NO habilitado o indicatorManager no existe </text:p>
      <text:p text:style-name="Standard">LocalPatternDetector.js:118 [LocalPatternDetector] Detected 622 patterns in 2160 candles</text:p>
      <text:p text:style-name="Standard">OpenInterestIndicator.js:163 [TRXUSDT] 📊 Histogram Mode: 20 candles, 19 OI matches, 18 non-zero deltas</text:p>
      <text:p text:style-name="Standard">OpenInterestIndicator.js:376 [TRXUSDT] 🎨 RENDER Histogram: data.length=20</text:p>
      <text:p text:style-name="Standard">OpenInterestIndicator.js:385 [TRXUSDT] 🎨 RENDER: maxDelta=7353764, sample deltas: (10) [0, -473328, -702770, -71401, -396625, 76036, 62454, 1946474, 160098, 232112]</text:p>
      <text:p text:style-name="Standard">LocalPatternDetector.js:118 [LocalPatternDetector] Detected 590 patterns in 2160 candles</text:p>
      <text:p text:style-name="Standard"><text:soft-page-break/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22 patterns in 2160 candles</text:p>
      <text:p text:style-name="Standard">OpenInterestIndicator.js:163 [TRXUSDT] 📊 Histogram Mode: 20 candles, 19 OI matches, 18 non-zero deltas</text:p>
      <text:p text:style-name="Standard">OpenInterestIndicator.js:376 [TRXUSDT] 🎨 RENDER Histogram: data.length=20</text:p>
      <text:p text:style-name="Standard">OpenInterestIndicator.js:385 [TRXUSDT] 🎨 RENDER: maxDelta=7353764, sample deltas: (10) [0, -473328, -702770, -71401, -396625, 76036, 62454, 1946474, 160098, 232112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oft-page-break/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53 patterns in 2160 candles</text:p>
      <text:p text:style-name="Standard">OpenInterestIndicator.js:163 [PEOPLEUSDT] 📊 Histogram Mode: 20 candles, 19 OI matches, 18 non-zero deltas</text:p>
      <text:p text:style-name="Standard">OpenInterestIndicator.js:376 [PEOPLEUSDT] 🎨 RENDER Histogram: data.length=20</text:p>
      <text:p text:style-name="Standard">OpenInterestIndicator.js:385 [PEOPLEUSDT] 🎨 RENDER: maxDelta=3667068, sample deltas: (10) [0, 95960, 1454454, -2058726, 790732, -791235, -1429109, -760830, 15466, 533772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15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<text:soft-page-break/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12 patterns in 2160 candles</text:p>
      <text:p text:style-name="Standard">OpenInterestIndicator.js:163 [ATOMUSDT] 📊 Histogram Mode: 20 candles, 19 OI matches, 18 non-zero deltas</text:p>
      <text:p text:style-name="Standard">OpenInterestIndicator.js:376 [ATOMUSDT] 🎨 RENDER Histogram: data.length=20</text:p>
      <text:p text:style-name="Standard">OpenInterestIndicator.js:385 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653 patterns in 2160 candles</text:p>
      <text:p text:style-name="Standard">OpenInterestIndicator.js:163 [PEOPLEUSDT] 📊 Histogram Mode: 20 candles, 19 OI matches, 18 non-zero deltas</text:p>
      <text:p text:style-name="Standard">OpenInterestIndicator.js:376 [PEOPLEUSDT] 🎨 RENDER Histogram: data.length=20</text:p>
      <text:p text:style-name="Standard">OpenInterestIndicator.js:385 [PEOPLEUSDT] 🎨 RENDER: maxDelta=3667068, sample deltas: (10) [0, 95960, 1454454, -2058726, 790732, -791235, -1429109, -760830, 15466, 533772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<text:soft-page-break/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676 patterns in 2160 candles</text:p>
      <text:p text:style-name="Standard">OpenInterestIndicator.js:163 [ASTRUSDT] 📊 Histogram Mode: 20 candles, 19 OI matches, 18 non-zero deltas</text:p>
      <text:p text:style-name="Standard">OpenInterestIndicator.js:376 [ASTRUSDT] 🎨 RENDER Histogram: data.length=20</text:p>
      <text:p text:style-name="Standard">OpenInterestIndicator.js:385 [ASTRUSDT] 🎨 RENDER: maxDelta=986668, sample deltas: (10) [0, -114748, 201872, -79228, 13172, -599114, 431570, 41726, -21316, 22836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19 patterns in 2160 candles</text:p>
      <text:p text:style-name="Standard">OpenInterestIndicator.js:163 [POLUSDT] 📊 Histogram Mode: 20 candles, 19 OI matches, 18 non-zero deltas</text:p>
      <text:p text:style-name="Standard">OpenInterestIndicator.js:376 [POLUSDT] 🎨 RENDER Histogram: data.length=20</text:p>
      <text:p text:style-name="Standard">OpenInterestIndicator.js:385 [POLUSDT] 🎨 RENDER: maxDelta=869586, sample deltas: (10) [0, 230330, 850840, -268084, -228550, -548360, -61630, -6596, 65334, -236400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<text:soft-page-break/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MiniChart.jsx:18 [833] 🕯️ <text:s/>SUIUSDT | ⚠️ ÚLTIMA VELA DEL HISTÓRICO ESTÁ EN PROGRESO - Removiendo {timestamp: 1763305200000, datetime: '2025-11-16 10:00:00'}</text:p>
      <text:p text:style-name="Standard">MiniChart.jsx:18 [833] 🕯️ <text:s/>SUIUSDT | ✅ Histórico cargado: 2159 velas confirmadas </text:p>
      <text:p text:style-name="Standard"><text:soft-page-break/>MiniChart.jsx:41 [833] 🔍 SUIUSDT | Estado: 2159 confirmadas, En progreso: SÍ</text:p>
      <text:p text:style-name="Standard">MiniChart.jsx:18 [834] 🕯️ <text:s/>SUIUSDT | ⏸️ Range Detection NO habilitado o indicatorManager no existe 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622 patterns in 2160 candles</text:p>
      <text:p text:style-name="Standard">OpenInterestIndicator.js:163 [TRXUSDT] 📊 Histogram Mode: 20 candles, 19 OI matches, 18 non-zero deltas</text:p>
      <text:p text:style-name="Standard">OpenInterestIndicator.js:376 [TRXUSDT] 🎨 RENDER Histogram: data.length=20</text:p>
      <text:p text:style-name="Standard">OpenInterestIndicator.js:385 [TRXUSDT] 🎨 RENDER: maxDelta=7353764, sample deltas: (10) [0, -473328, -702770, -71401, -396625, 76036, 62454, 1946474, 160098, 232112]</text:p>
      <text:p text:style-name="Standard"><text:soft-page-break/>LocalPatternDetector.js:118 [LocalPatternDetector] Detected 612 patterns in 2160 candles</text:p>
      <text:p text:style-name="Standard">OpenInterestIndicator.js:163 [ATOMUSDT] 📊 Histogram Mode: 20 candles, 19 OI matches, 18 non-zero deltas</text:p>
      <text:p text:style-name="Standard">OpenInterestIndicator.js:376 [ATOMUSDT] 🎨 RENDER Histogram: data.length=20</text:p>
      <text:p text:style-name="Standard">OpenInterestIndicator.js:385 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LocalPatternDetector.js:118 [LocalPatternDetector] Detected 619 patterns in 2160 candles</text:p>
      <text:p text:style-name="Standard">OpenInterestIndicator.js:163 [POLUSDT] 📊 Histogram Mode: 20 candles, 19 OI matches, 18 non-zero deltas</text:p>
      <text:p text:style-name="Standard">OpenInterestIndicator.js:376 [POLUSDT] 🎨 RENDER Histogram: data.length=20</text:p>
      <text:p text:style-name="Standard">OpenInterestIndicator.js:385 [POLUSDT] 🎨 RENDER: maxDelta=869586, sample deltas: (10) [0, 230330, 850840, -268084, -228550, -548360, -61630, -6596, 65334, -236400]</text:p>
      <text:p text:style-name="Standard">LocalPatternDetector.js:118 [LocalPatternDetector] Detected 622 patterns in 2160 candles</text:p>
      <text:p text:style-name="Standard">OpenInterestIndicator.js:163 [TRXUSDT] 📊 Histogram Mode: 20 candles, 19 OI matches, 18 non-zero deltas</text:p>
      <text:p text:style-name="Standard">OpenInterestIndicator.js:376 [TRXUSDT] 🎨 RENDER Histogram: data.length=20</text:p>
      <text:p text:style-name="Standard">OpenInterestIndicator.js:385 [TRXUSDT] 🎨 RENDER: maxDelta=7353764, sample deltas: (10) [0, -473328, -702770, -71401, -396625, 76036, 62454, 1946474, 160098, 232112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76 patterns in 2160 candles</text:p>
      <text:p text:style-name="Standard">OpenInterestIndicator.js:163 [ASTRUSDT] 📊 Histogram Mode: 20 candles, 19 OI matches, 18 non-zero deltas</text:p>
      <text:p text:style-name="Standard">OpenInterestIndicator.js:376 [ASTRUSDT] 🎨 RENDER Histogram: data.length=20</text:p>
      <text:p text:style-name="Standard">OpenInterestIndicator.js:385 [ASTRUSDT] 🎨 RENDER: maxDelta=986668, sample deltas: (10) [0, -114748, 201872, -79228, 13172, -599114, 431570, 41726, -21316, 22836]</text:p>
      <text:p text:style-name="Standard">MiniChart.jsx:18 [221] 🕯️ <text:s/>POLUSDT | ⚠️ ÚLTIMA VELA DEL HISTÓRICO ESTÁ EN PROGRESO - Removiendo {timestamp: 1763305200000, datetime: '2025-11-16 10:00:00'}</text:p>
      <text:p text:style-name="Standard">MiniChart.jsx:18 [222] 🕯️ <text:s/>POLUSDT | ✅ Histórico cargado: 2159 velas confirmadas </text:p>
      <text:p text:style-name="Standard">MiniChart.jsx:41 [222] 🔍 POLUSDT | Estado: 2159 confirmadas, En progreso: SÍ</text:p>
      <text:p text:style-name="Standard">MiniChart.jsx:18 [222] 🕯️ <text:s/>POLUSDT | ⏸️ Range Detection NO habilitado o indicatorManager no existe </text:p>
      <text:p text:style-name="Standard">LocalPatternDetector.js:118 [LocalPatternDetector] Detected 619 patterns in 2160 candles</text:p>
      <text:p text:style-name="Standard">OpenInterestIndicator.js:163 [POLUSDT] 📊 Histogram Mode: 20 candles, 19 OI matches, 18 non-zero deltas</text:p>
      <text:p text:style-name="Standard">OpenInterestIndicator.js:376 [POLUSDT] 🎨 RENDER Histogram: data.length=20</text:p>
      <text:p text:style-name="Standard">OpenInterestIndicator.js:385 [POLUSDT] 🎨 RENDER: maxDelta=869586, sample deltas: (10) [0, 230330, 850840, -268084, -228550, -548360, -61630, -6596, 65334, -236400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<text:soft-page-break/>412.0199999999895, 1120.7799999999988, 680, 964.390000000014, 118.04999999998836, -346.77999999999884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MiniChart.jsx:18 [270] 🕯️ <text:s/>ADAUSDT | ⚠️ ÚLTIMA VELA DEL HISTÓRICO ESTÁ EN PROGRESO - Removiendo {timestamp: 1763305200000, datetime: '2025-11-16 10:00:00'}</text:p>
      <text:p text:style-name="Standard">MiniChart.jsx:18 [271] 🕯️ <text:s/>ADAUSDT | ✅ Histórico cargado: 2159 velas confirmadas </text:p>
      <text:p text:style-name="Standard">MiniChart.jsx:41 [271] 🔍 ADAUSDT | Estado: 2159 confirmadas, En progreso: SÍ</text:p>
      <text:p text:style-name="Standard">MiniChart.jsx:18 [271] 🕯️ <text:s/>ADAUSDT | ⏸️ Range Detection NO habilitado o indicatorManager no existe 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MiniChart.jsx:18 [321] 🕯️ <text:s/>OPUSDT | ⚠️ ÚLTIMA VELA DEL HISTÓRICO ESTÁ EN PROGRESO - Removiendo {timestamp: 1763305200000, datetime: '2025-11-16 10:00:00'}</text:p>
      <text:p text:style-name="Standard">MiniChart.jsx:18 [321] 🕯️ <text:s/>OPUSDT | ✅ Histórico cargado: 2159 velas confirmadas </text:p>
      <text:p text:style-name="Standard">MiniChart.jsx:41 [321] 🔍 OPUSDT | Estado: 2159 confirmadas, En progreso: SÍ</text:p>
      <text:p text:style-name="Standard">MiniChart.jsx:18 [322] 🕯️ <text:s/>OPUSDT | ⏸️ Range Detection NO habilitado o indicatorManager no existe 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MiniChart.jsx:18 [371] 🕯️ <text:s/>CAKEUSDT | ⚠️ ÚLTIMA VELA DEL HISTÓRICO ESTÁ EN PROGRESO - Removiendo {timestamp: 1763305200000, datetime: '2025-11-16 10:00:00'}</text:p>
      <text:p text:style-name="Standard">MiniChart.jsx:18 [371] 🕯️ <text:s/>CAKEUSDT | ✅ Histórico cargado: 2159 velas confirmadas </text:p>
      <text:p text:style-name="Standard">MiniChart.jsx:41 [372] 🔍 CAKEUSDT | Estado: 2159 confirmadas, En progreso: SÍ</text:p>
      <text:p text:style-name="Standard"><text:soft-page-break/>MiniChart.jsx:18 [372] 🕯️ <text:s/>CAKEUSDT | ⏸️ Range Detection NO habilitado o indicatorManager no existe </text:p>
      <text:p text:style-name="Standard">LocalPatternDetector.js:118 [LocalPatternDetector] Detected 629 patterns in 2160 candles</text:p>
      <text:p text:style-name="Standard">OpenInterestIndicator.js:163 [CAKEUSDT] 📊 Histogram Mode: 20 candles, 19 OI matches, 18 non-zero deltas</text:p>
      <text:p text:style-name="Standard">OpenInterestIndicator.js:376 [CAKEUSDT] 🎨 RENDER Histogram: data.length=20</text:p>
      <text:p text:style-name="Standard">OpenInterestIndicator.js:385 [CAKEUSDT] 🎨 RENDER: maxDelta=39433, sample deltas: (10) [0, -19675.19999999972, -19601.600000000093, -9027, 13160.600000000093, -10213.600000000093, -31571.600000000093, 5176.399999990128, -4472.199999989942, 972.6000000000931]</text:p>
      <text:p text:style-name="Standard">LocalPatternDetector.js:118 [LocalPatternDetector] Detected 615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<text:soft-page-break/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22 patterns in 2160 candles</text:p>
      <text:p text:style-name="Standard">OpenInterestIndicator.js:163 [TRXUSDT] 📊 Histogram Mode: 20 candles, 19 OI matches, 18 non-zero deltas</text:p>
      <text:p text:style-name="Standard">OpenInterestIndicator.js:376 [TRXUSDT] 🎨 RENDER Histogram: data.length=20</text:p>
      <text:p text:style-name="Standard">OpenInterestIndicator.js:385 [TRXUSDT] 🎨 RENDER: maxDelta=7353764, sample deltas: (10) [0, -473328, -702770, -71401, -396625, 76036, 62454, 1946474, 160098, 232112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<text:soft-page-break/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MiniChart.jsx:18 [790] 🕯️ <text:s/>GALAUSDT | ⚠️ ÚLTIMA VELA DEL HISTÓRICO ESTÁ EN PROGRESO - Removiendo {timestamp: 1763305200000, datetime: '2025-11-16 10:00:00'}</text:p>
      <text:p text:style-name="Standard"><text:soft-page-break/>MiniChart.jsx:18 [791] 🕯️ <text:s/>GALAUSDT | ✅ Histórico cargado: 2159 velas confirmadas </text:p>
      <text:p text:style-name="Standard">MiniChart.jsx:41 [791] 🔍 GALAUSDT | Estado: 2159 confirmadas, En progreso: SÍ</text:p>
      <text:p text:style-name="Standard">MiniChart.jsx:18 [791] 🕯️ <text:s/>GALAUSDT | ⏸️ Range Detection NO habilitado o indicatorManager no existe 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615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<text:soft-page-break/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704 patterns in 2160 candles</text:p>
      <text:p text:style-name="Standard">OpenInterestIndicator.js:163 [POLYXUSDT] 📊 Histogram Mode: 20 candles, 19 OI matches, 18 non-zero deltas</text:p>
      <text:p text:style-name="Standard">OpenInterestIndicator.js:376 [POLYXUSDT] 🎨 RENDER Histogram: data.length=20</text:p>
      <text:p text:style-name="Standard">OpenInterestIndicator.js:385 [POLYXUSDT] 🎨 RENDER: maxDelta=349154, sample deltas: (10) [0, -27285, -98858, 32300, 224016, 45878, 118328, 349154, -44998, -95648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<text:soft-page-break/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<text:soft-page-break/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oft-page-break/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<text:soft-page-break/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705 patterns in 2160 candles</text:p>
      <text:p text:style-name="Standard">OpenInterestIndicator.js:163 [POLYXUSDT] 📊 Histogram Mode: 20 candles, 19 OI matches, 18 non-zero deltas</text:p>
      <text:p text:style-name="Standard">OpenInterestIndicator.js:376 [POLYXUSDT] 🎨 RENDER Histogram: data.length=20</text:p>
      <text:p text:style-name="Standard">OpenInterestIndicator.js:385 [POLYXUSDT] 🎨 RENDER: maxDelta=349154, sample deltas: (10) [0, -27285, -98858, 32300, 224016, 45878, 118328, 349154, -44998, -95648]</text:p>
      <text:p text:style-name="Standard">LocalPatternDetector.js:118 [LocalPatternDetector] Detected 615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11 patterns in 2160 candles</text:p>
      <text:p text:style-name="Standard">OpenInterestIndicator.js:163 [ARBUSDT] 📊 Histogram Mode: 20 candles, 19 OI matches, 18 non-zero deltas</text:p>
      <text:p text:style-name="Standard">OpenInterestIndicator.js:376 [ARBUSDT] 🎨 RENDER Histogram: data.length=20</text:p>
      <text:p text:style-name="Standard">OpenInterestIndicator.js:385 [ARBUSDT] 🎨 RENDER: maxDelta=1403054, sample deltas: (10) [0, -381867.39999999106, -543466.200000003, 15737, -170975.5, -418389.09999999404, 161051, -374070.8000000119, -56687.39999999106, 180822.20000000298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<text:soft-page-break/>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<text:soft-page-break/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29 patterns in 2160 candles</text:p>
      <text:p text:style-name="Standard">OpenInterestIndicator.js:163 [CAKEUSDT] 📊 Histogram Mode: 20 candles, 19 OI matches, 18 non-zero deltas</text:p>
      <text:p text:style-name="Standard">OpenInterestIndicator.js:376 [CAKEUSDT] 🎨 RENDER Histogram: data.length=20</text:p>
      <text:p text:style-name="Standard">OpenInterestIndicator.js:385 [CAKEUSDT] 🎨 RENDER: maxDelta=39433, sample deltas: (10) [0, -19675.19999999972, -19601.600000000093, -9027, 13160.600000000093, -10213.600000000093, -31571.600000000093, 5176.399999990128, -4472.199999989942, 972.6000000000931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66 patterns in 2160 candles</text:p>
      <text:p text:style-name="Standard">OpenInterestIndicator.js:163 [MASKUSDT] 📊 Histogram Mode: 20 candles, 19 OI matches, 18 non-zero deltas</text:p>
      <text:p text:style-name="Standard"><text:soft-page-break/>OpenInterestIndicator.js:376 [MASKUSDT] 🎨 RENDER Histogram: data.length=20</text:p>
      <text:p text:style-name="Standard">OpenInterestIndicator.js:385 [MASKUSDT] 🎨 RENDER: maxDelta=26607.399999990128, sample deltas: (10) [0, 5720.199999989942, 3151.4000000101514, -16732.80000000028, -3218.399999999907, 18854.600000000093, 15944.600000000093, 1064.1999999997206, -11760.399999999907, -6781.39999999990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705 patterns in 2160 candles</text:p>
      <text:p text:style-name="Standard">OpenInterestIndicator.js:163 [POLYXUSDT] 📊 Histogram Mode: 20 candles, 19 OI matches, 18 non-zero deltas</text:p>
      <text:p text:style-name="Standard">OpenInterestIndicator.js:376 [POLYXUSDT] 🎨 RENDER Histogram: data.length=20</text:p>
      <text:p text:style-name="Standard">OpenInterestIndicator.js:385 [POLYXUSDT] 🎨 RENDER: maxDelta=349154, sample deltas: (10) [0, -27285, -98858, 32300, 224016, 45878, 118328, 349154, -44998, -95648]</text:p>
      <text:p text:style-name="Standard">LocalPatternDetector.js:118 [LocalPatternDetector] Detected 615 patterns in 2160 candles</text:p>
      <text:p text:style-name="Standard"><text:soft-page-break/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53 patterns in 2160 candles</text:p>
      <text:p text:style-name="Standard">OpenInterestIndicator.js:163 [PEOPLEUSDT] 📊 Histogram Mode: 20 candles, 19 OI matches, 18 non-zero deltas</text:p>
      <text:p text:style-name="Standard">OpenInterestIndicator.js:376 [PEOPLEUSDT] 🎨 RENDER Histogram: data.length=20</text:p>
      <text:p text:style-name="Standard">OpenInterestIndicator.js:385 [PEOPLEUSDT] 🎨 RENDER: maxDelta=3667068, sample deltas: (10) [0, 95960, 1454454, -2058726, 790732, -791235, -1429109, -760830, 15466, 533772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<text:soft-page-break/>-57.71100000000297, 73.93800000000192, 263.85199999999895, 183.37099999999919, 53.3550000000032, -52.39300000000367]</text:p>
      <text:p text:style-name="Standard">LocalPatternDetector.js:118 [LocalPatternDetector] Detected 634 patterns in 2160 candles</text:p>
      <text:p text:style-name="Standard">OpenInterestIndicator.js:163 [ALGOUSDT] 📊 Histogram Mode: 20 candles, 19 OI matches, 18 non-zero deltas</text:p>
      <text:p text:style-name="Standard">OpenInterestIndicator.js:376 [ALGOUSDT] 🎨 RENDER Histogram: data.length=20</text:p>
      <text:p text:style-name="Standard">OpenInterestIndicator.js:385 [ALGOUSDT] 🎨 RENDER: maxDelta=739102.6000000015, sample deltas: (10) [0, -424634.80000000447, -281194, -354910.59999999404, -143624.80000000447, 370545.6000000015, 30459.79999999702, -54525.59999999404, -19306.20000000298, 739102.6000000015]</text:p>
      <text:p text:style-name="Standard">MiniChart.jsx:18 [684] 🕯️ <text:s/>ARBUSDT | ⚠️ ÚLTIMA VELA DEL HISTÓRICO ESTÁ EN PROGRESO - Removiendo {timestamp: 1763305200000, datetime: '2025-11-16 10:00:00'}</text:p>
      <text:p text:style-name="Standard">MiniChart.jsx:18 [684] 🕯️ <text:s/>ARBUSDT | ✅ Histórico cargado: 2159 velas confirmadas </text:p>
      <text:p text:style-name="Standard">MiniChart.jsx:41 [685] 🔍 ARBUSDT | Estado: 2159 confirmadas, En progreso: SÍ</text:p>
      <text:p text:style-name="Standard">MiniChart.jsx:18 [685] 🕯️ <text:s/>ARBUSDT | ⏸️ Range Detection NO habilitado o indicatorManager no existe </text:p>
      <text:p text:style-name="Standard">LocalPatternDetector.js:118 [LocalPatternDetector] Detected 611 patterns in 2160 candles</text:p>
      <text:p text:style-name="Standard">OpenInterestIndicator.js:163 [ARBUSDT] 📊 Histogram Mode: 20 candles, 19 OI matches, 18 non-zero deltas</text:p>
      <text:p text:style-name="Standard">OpenInterestIndicator.js:376 [ARBUSDT] 🎨 RENDER Histogram: data.length=20</text:p>
      <text:p text:style-name="Standard">OpenInterestIndicator.js:385 [ARBUSDT] 🎨 RENDER: maxDelta=1403054, sample deltas: (10) [0, -381867.39999999106, -543466.200000003, 15737, -170975.5, -418389.09999999404, 161051, -374070.8000000119, -56687.39999999106, 180822.20000000298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<text:soft-page-break/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MiniChart.jsx:18 [755] 🕯️ <text:s/>PENDLEUSDT | ⚠️ ÚLTIMA VELA DEL HISTÓRICO ESTÁ EN PROGRESO - Removiendo {timestamp: 1763305200000, datetime: '2025-11-16 10:00:00'}</text:p>
      <text:p text:style-name="Standard">MiniChart.jsx:18 [756] 🕯️ <text:s/>PENDLEUSDT | ✅ Histórico cargado: 2159 velas confirmadas </text:p>
      <text:p text:style-name="Standard">MiniChart.jsx:41 [756] 🔍 PENDLEUSDT | Estado: 2159 confirmadas, En progreso: SÍ</text:p>
      <text:p text:style-name="Standard">MiniChart.jsx:18 [756] 🕯️ <text:s/>PENDLEUSDT | ⏸️ Range Detection NO habilitado o indicatorManager no existe </text:p>
      <text:p text:style-name="Standard">LocalPatternDetector.js:118 [LocalPatternDetector] Detected 615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66 patterns in 2160 candles</text:p>
      <text:p text:style-name="Standard">OpenInterestIndicator.js:163 [MASKUSDT] 📊 Histogram Mode: 20 candles, 19 OI matches, 18 non-zero deltas</text:p>
      <text:p text:style-name="Standard">OpenInterestIndicator.js:376 [MASKUSDT] 🎨 RENDER Histogram: data.length=20</text:p>
      <text:p text:style-name="Standard">OpenInterestIndicator.js:385 [MASKUSDT] 🎨 RENDER: maxDelta=26607.399999990128, sample deltas: (10) [0, 5720.199999989942, 3151.4000000101514, -16732.80000000028, -3218.399999999907, 18854.600000000093, 15944.600000000093, 1064.1999999997206, -11760.399999999907, -6781.399999999907]</text:p>
      <text:p text:style-name="Standard">LocalPatternDetector.js:118 [LocalPatternDetector] Detected 615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<text:soft-page-break/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629 patterns in 2160 candles</text:p>
      <text:p text:style-name="Standard">OpenInterestIndicator.js:163 [CAKEUSDT] 📊 Histogram Mode: 20 candles, 19 OI matches, 18 non-zero deltas</text:p>
      <text:p text:style-name="Standard">OpenInterestIndicator.js:376 [CAKEUSDT] 🎨 RENDER Histogram: data.length=20</text:p>
      <text:p text:style-name="Standard">OpenInterestIndicator.js:385 [CAKEUSDT] 🎨 RENDER: maxDelta=39433, sample deltas: (10) [0, -19675.19999999972, -19601.600000000093, -9027, 13160.600000000093, -10213.600000000093, -31571.600000000093, 5176.399999990128, -4472.199999989942, 972.6000000000931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12 patterns in 2160 candles</text:p>
      <text:p text:style-name="Standard">OpenInterestIndicator.js:163 [ATOMUSDT] 📊 Histogram Mode: 20 candles, 19 OI matches, 18 non-zero deltas</text:p>
      <text:p text:style-name="Standard">OpenInterestIndicator.js:376 [ATOMUSDT] 🎨 RENDER Histogram: data.length=20</text:p>
      <text:p text:style-name="Standard">OpenInterestIndicator.js:385 [ATOMUSDT] 🎨 RENDER: maxDelta=65605.59999999031, sample deltas: (10) [0, -3944.1999999899417, -40063.59999999963, -18692.599999999627, <text:soft-page-break/>25046.799999998882, 5839.4000000003725, 29866.400000000373, -10309.70000001043, -50841.69999998994, -3347.0999999996275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LocalPatternDetector.js:118 [LocalPatternDetector] Detected 611 patterns in 2160 candles</text:p>
      <text:p text:style-name="Standard">OpenInterestIndicator.js:163 [ARBUSDT] 📊 Histogram Mode: 20 candles, 19 OI matches, 18 non-zero deltas</text:p>
      <text:p text:style-name="Standard">OpenInterestIndicator.js:376 [ARBUSDT] 🎨 RENDER Histogram: data.length=20</text:p>
      <text:p text:style-name="Standard">OpenInterestIndicator.js:385 [ARBUSDT] 🎨 RENDER: maxDelta=1403054, sample deltas: (10) [0, -381867.39999999106, -543466.200000003, 15737, -170975.5, -418389.09999999404, 161051, -374070.8000000119, -56687.39999999106, 180822.20000000298]</text:p>
      <text:p text:style-name="Standard">LocalPatternDetector.js:118 [LocalPatternDetector] Detected 619 patterns in 2160 candles</text:p>
      <text:p text:style-name="Standard">OpenInterestIndicator.js:163 [POLUSDT] 📊 Histogram Mode: 20 candles, 19 OI matches, 18 non-zero deltas</text:p>
      <text:p text:style-name="Standard">OpenInterestIndicator.js:376 [POLUSDT] 🎨 RENDER Histogram: data.length=20</text:p>
      <text:p text:style-name="Standard">OpenInterestIndicator.js:385 [POLUSDT] 🎨 RENDER: maxDelta=869586, sample deltas: (10) [0, 230330, 850840, -268084, -228550, -548360, -61630, -6596, 65334, -236400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<text:soft-page-break/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15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618 patterns in 2160 candles</text:p>
      <text:p text:style-name="Standard"><text:soft-page-break/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12 patterns in 2160 candles</text:p>
      <text:p text:style-name="Standard">OpenInterestIndicator.js:163 [ATOMUSDT] 📊 Histogram Mode: 20 candles, 19 OI matches, 18 non-zero deltas</text:p>
      <text:p text:style-name="Standard">OpenInterestIndicator.js:376 [ATOMUSDT] 🎨 RENDER Histogram: data.length=20</text:p>
      <text:p text:style-name="Standard">OpenInterestIndicator.js:385 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705 patterns in 2160 candles</text:p>
      <text:p text:style-name="Standard">OpenInterestIndicator.js:163 [POLYXUSDT] 📊 Histogram Mode: 20 candles, 19 OI matches, 18 non-zero deltas</text:p>
      <text:p text:style-name="Standard">OpenInterestIndicator.js:376 [POLYXUSDT] 🎨 RENDER Histogram: data.length=20</text:p>
      <text:p text:style-name="Standard">OpenInterestIndicator.js:385 [POLYXUSDT] 🎨 RENDER: maxDelta=349154, sample deltas: (10) [0, -27285, -98858, 32300, 224016, 45878, 118328, 349154, -44998, -95648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<text:soft-page-break/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15 patterns in 2160 candles</text:p>
      <text:p text:style-name="Standard"><text:soft-page-break/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12 patterns in 2160 candles</text:p>
      <text:p text:style-name="Standard">OpenInterestIndicator.js:163 [ATOMUSDT] 📊 Histogram Mode: 20 candles, 19 OI matches, 18 non-zero deltas</text:p>
      <text:p text:style-name="Standard">OpenInterestIndicator.js:376 [ATOMUSDT] 🎨 RENDER Histogram: data.length=20</text:p>
      <text:p text:style-name="Standard">OpenInterestIndicator.js:385 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<text:soft-page-break/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LocalPatternDetector.js:118 [LocalPatternDetector] Detected 614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MiniChart.jsx:18 [496] 🕯️ <text:s/>DOTUSDT | ⚠️ ÚLTIMA VELA DEL HISTÓRICO ESTÁ EN PROGRESO - Removiendo {timestamp: 1763305200000, datetime: '2025-11-16 10:00:00'}</text:p>
      <text:p text:style-name="Standard">MiniChart.jsx:18 [497] 🕯️ <text:s/>DOTUSDT | ✅ Histórico cargado: 2159 velas confirmadas </text:p>
      <text:p text:style-name="Standard">MiniChart.jsx:41 [497] 🔍 DOTUSDT | Estado: 2159 confirmadas, En progreso: SÍ</text:p>
      <text:p text:style-name="Standard">MiniChart.jsx:18 [497] 🕯️ <text:s/>DOTUSDT | ⏸️ Range Detection NO habilitado o indicatorManager no existe 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<text:soft-page-break/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705 patterns in 2160 candles</text:p>
      <text:p text:style-name="Standard">OpenInterestIndicator.js:163 [POLYXUSDT] 📊 Histogram Mode: 20 candles, 19 OI matches, 18 non-zero deltas</text:p>
      <text:p text:style-name="Standard">OpenInterestIndicator.js:376 [POLYXUSDT] 🎨 RENDER Histogram: data.length=20</text:p>
      <text:p text:style-name="Standard">OpenInterestIndicator.js:385 [POLYXUSDT] 🎨 RENDER: maxDelta=349154, sample deltas: (10) [0, -27285, -98858, 32300, 224016, 45878, 118328, 349154, -44998, -95648]</text:p>
      <text:p text:style-name="Standard">LocalPatternDetector.js:118 [LocalPatternDetector] Detected 615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53 patterns in 2160 candles</text:p>
      <text:p text:style-name="Standard"><text:soft-page-break/>OpenInterestIndicator.js:163 [PEOPLEUSDT] 📊 Histogram Mode: 20 candles, 19 OI matches, 18 non-zero deltas</text:p>
      <text:p text:style-name="Standard">OpenInterestIndicator.js:376 [PEOPLEUSDT] 🎨 RENDER Histogram: data.length=20</text:p>
      <text:p text:style-name="Standard">OpenInterestIndicator.js:385 [PEOPLEUSDT] 🎨 RENDER: maxDelta=3667068, sample deltas: (10) [0, 95960, 1454454, -2058726, 790732, -791235, -1429109, -760830, 15466, 533772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15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53 patterns in 2160 candles</text:p>
      <text:p text:style-name="Standard">OpenInterestIndicator.js:163 [PEOPLEUSDT] 📊 Histogram Mode: 20 candles, 19 OI matches, 18 non-zero deltas</text:p>
      <text:p text:style-name="Standard">OpenInterestIndicator.js:376 [PEOPLEUSDT] 🎨 RENDER Histogram: data.length=20</text:p>
      <text:p text:style-name="Standard">OpenInterestIndicator.js:385 [PEOPLEUSDT] 🎨 RENDER: maxDelta=3667068, sample deltas: (10) [0, 95960, 1454454, -2058726, 790732, -791235, -1429109, -760830, 15466, 533772]</text:p>
      <text:p text:style-name="Standard">LocalPatternDetector.js:118 [LocalPatternDetector] Detected 634 patterns in 2160 candles</text:p>
      <text:p text:style-name="Standard">OpenInterestIndicator.js:163 [ALGOUSDT] 📊 Histogram Mode: 20 candles, 19 OI matches, 18 non-zero deltas</text:p>
      <text:p text:style-name="Standard">OpenInterestIndicator.js:376 [ALGOUSDT] 🎨 RENDER Histogram: data.length=20</text:p>
      <text:p text:style-name="Standard">OpenInterestIndicator.js:385 [ALGOUSDT] 🎨 RENDER: maxDelta=739102.6000000015, sample deltas: (10) [0, -424634.80000000447, -281194, -354910.59999999404, -143624.80000000447, 370545.6000000015, 30459.79999999702, -54525.59999999404, -19306.20000000298, 739102.6000000015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<text:soft-page-break/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oft-page-break/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12 patterns in 2160 candles</text:p>
      <text:p text:style-name="Standard">OpenInterestIndicator.js:163 [ATOMUSDT] 📊 Histogram Mode: 20 candles, 19 OI matches, 18 non-zero deltas</text:p>
      <text:p text:style-name="Standard">OpenInterestIndicator.js:376 [ATOMUSDT] 🎨 RENDER Histogram: data.length=20</text:p>
      <text:p text:style-name="Standard">OpenInterestIndicator.js:385 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LocalPatternDetector.js:118 [LocalPatternDetector] Detected 611 patterns in 2160 candles</text:p>
      <text:p text:style-name="Standard">OpenInterestIndicator.js:163 [ARBUSDT] 📊 Histogram Mode: 20 candles, 19 OI matches, 18 non-zero deltas</text:p>
      <text:p text:style-name="Standard">OpenInterestIndicator.js:376 [ARBUSDT] 🎨 RENDER Histogram: data.length=20</text:p>
      <text:p text:style-name="Standard"><text:soft-page-break/>OpenInterestIndicator.js:385 [ARBUSDT] 🎨 RENDER: maxDelta=1403054, sample deltas: (10) [0, -381867.39999999106, -543466.200000003, 15737, -170975.5, -418389.09999999404, 161051, -374070.8000000119, -56687.39999999106, 180822.20000000298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622 patterns in 2160 candles</text:p>
      <text:p text:style-name="Standard">OpenInterestIndicator.js:163 [TRXUSDT] 📊 Histogram Mode: 20 candles, 19 OI matches, 18 non-zero deltas</text:p>
      <text:p text:style-name="Standard">OpenInterestIndicator.js:376 [TRXUSDT] 🎨 RENDER Histogram: data.length=20</text:p>
      <text:p text:style-name="Standard">OpenInterestIndicator.js:385 [TRXUSDT] 🎨 RENDER: maxDelta=7353764, sample deltas: (10) [0, -473328, -702770, -71401, -396625, 76036, 62454, 1946474, 160098, 232112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<text:soft-page-break/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MiniChart.jsx:18 [284] 🕯️ <text:s/>POLYXUSDT | ⚠️ ÚLTIMA VELA DEL HISTÓRICO ESTÁ EN PROGRESO - Removiendo {timestamp: 1763305200000, datetime: '2025-11-16 10:00:00'}</text:p>
      <text:p text:style-name="Standard">MiniChart.jsx:18 [285] 🕯️ <text:s/>POLYXUSDT | ✅ Histórico cargado: 2159 velas confirmadas </text:p>
      <text:p text:style-name="Standard">MiniChart.jsx:41 [285] 🔍 POLYXUSDT | Estado: 2159 confirmadas, En progreso: SÍ</text:p>
      <text:p text:style-name="Standard">MiniChart.jsx:18 [285] 🕯️ <text:s/>POLYXUSDT | ⏸️ Range Detection NO habilitado o indicatorManager no existe </text:p>
      <text:p text:style-name="Standard">LocalPatternDetector.js:118 [LocalPatternDetector] Detected 705 patterns in 2160 candles</text:p>
      <text:p text:style-name="Standard">OpenInterestIndicator.js:163 [POLYXUSDT] 📊 Histogram Mode: 20 candles, 19 OI matches, 18 non-zero deltas</text:p>
      <text:p text:style-name="Standard">OpenInterestIndicator.js:376 [POLYXUSDT] 🎨 RENDER Histogram: data.length=20</text:p>
      <text:p text:style-name="Standard">OpenInterestIndicator.js:385 [POLYXUSDT] 🎨 RENDER: maxDelta=349154, sample deltas: (10) [0, -27285, -98858, 32300, 224016, 45878, 118328, 349154, -44998, -95648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18 patterns in 2160 candles</text:p>
      <text:p text:style-name="Standard"><text:soft-page-break/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705 patterns in 2160 candles</text:p>
      <text:p text:style-name="Standard">OpenInterestIndicator.js:163 [POLYXUSDT] 📊 Histogram Mode: 20 candles, 19 OI matches, 18 non-zero deltas</text:p>
      <text:p text:style-name="Standard">OpenInterestIndicator.js:376 [POLYXUSDT] 🎨 RENDER Histogram: data.length=20</text:p>
      <text:p text:style-name="Standard">OpenInterestIndicator.js:385 [POLYXUSDT] 🎨 RENDER: maxDelta=349154, sample deltas: (10) [0, -27285, -98858, 32300, 224016, 45878, 118328, 349154, -44998, -95648]</text:p>
      <text:p text:style-name="Standard">MiniChart.jsx:18 [342] 🕯️ <text:s/>UNIUSDT | ⚠️ ÚLTIMA VELA DEL HISTÓRICO ESTÁ EN PROGRESO - Removiendo {timestamp: 1763305200000, datetime: '2025-11-16 10:00:00'}</text:p>
      <text:p text:style-name="Standard">MiniChart.jsx:18 [342] 🕯️ <text:s/>UNIUSDT | ✅ Histórico cargado: 2159 velas confirmadas </text:p>
      <text:p text:style-name="Standard">MiniChart.jsx:41 [342] 🔍 UNIUSDT | Estado: 2159 confirmadas, En progreso: SÍ</text:p>
      <text:p text:style-name="Standard">MiniChart.jsx:18 [342] 🕯️ <text:s/>UNIUSDT | ⏸️ Range Detection NO habilitado o indicatorManager no existe </text:p>
      <text:p text:style-name="Standard">LocalPatternDetector.js:118 [LocalPatternDetector] Detected 591 patterns in 2160 candles</text:p>
      <text:p text:style-name="Standard">OpenInterestIndicator.js:163 [UNIUSDT] 📊 Histogram Mode: 20 candles, 19 OI matches, 18 non-zero deltas</text:p>
      <text:p text:style-name="Standard">OpenInterestIndicator.js:376 [UNIUSDT] 🎨 RENDER Histogram: data.length=20</text:p>
      <text:p text:style-name="Standard">OpenInterestIndicator.js:385 [UNIUSDT] 🎨 RENDER: maxDelta=120440.59999999963, sample deltas: (10) [0, -100411.90000000037, -26171.599999999627, -61177.40000000037, -22320.39999999944, -57052.60000000056, -26747.599999999627, 11478.299999999814, 37325.299999999814, -23588.89999999944]</text:p>
      <text:p text:style-name="Standard">MiniChart.jsx:18 [389] 🕯️ <text:s/>TONUSDT | ⚠️ ÚLTIMA VELA DEL HISTÓRICO ESTÁ EN PROGRESO - Removiendo {timestamp: 1763305200000, datetime: '2025-11-16 10:00:00'}</text:p>
      <text:p text:style-name="Standard">MiniChart.jsx:18 [389] 🕯️ <text:s/>TONUSDT | ✅ Histórico cargado: 2159 velas confirmadas </text:p>
      <text:p text:style-name="Standard">MiniChart.jsx:41 [389] 🔍 TONUSDT | Estado: 2159 confirmadas, En progreso: SÍ</text:p>
      <text:p text:style-name="Standard"><text:soft-page-break/>MiniChart.jsx:18 [390] 🕯️ <text:s/>TONUSDT | ⏸️ Range Detection NO habilitado o indicatorManager no existe 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614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<text:soft-page-break/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53 patterns in 2160 candles</text:p>
      <text:p text:style-name="Standard">OpenInterestIndicator.js:163 [PEOPLEUSDT] 📊 Histogram Mode: 20 candles, 19 OI matches, 18 non-zero deltas</text:p>
      <text:p text:style-name="Standard">OpenInterestIndicator.js:376 [PEOPLEUSDT] 🎨 RENDER Histogram: data.length=20</text:p>
      <text:p text:style-name="Standard">OpenInterestIndicator.js:385 [PEOPLEUSDT] 🎨 RENDER: maxDelta=3667068, sample deltas: (10) [0, 95960, 1454454, -2058726, 790732, -791235, -1429109, -760830, 15466, 533772]</text:p>
      <text:p text:style-name="Standard">LocalPatternDetector.js:118 [LocalPatternDetector] Detected 622 patterns in 2160 candles</text:p>
      <text:p text:style-name="Standard">OpenInterestIndicator.js:163 [TRXUSDT] 📊 Histogram Mode: 20 candles, 19 OI matches, 18 non-zero deltas</text:p>
      <text:p text:style-name="Standard">OpenInterestIndicator.js:376 [TRXUSDT] 🎨 RENDER Histogram: data.length=20</text:p>
      <text:p text:style-name="Standard">OpenInterestIndicator.js:385 [TRXUSDT] 🎨 RENDER: maxDelta=7353764, sample deltas: (10) [0, -473328, -702770, -71401, -396625, 76036, 62454, 1946474, 160098, 232112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<text:soft-page-break/>-817280.7999999821, 2161416.399999976, -1795936.199999988, -1519263.199999988, -220561.60000002384, 151895.60000002384]</text:p>
      <text:p text:style-name="Standard">LocalPatternDetector.js:118 [LocalPatternDetector] Detected 555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56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22 patterns in 2160 candles</text:p>
      <text:p text:style-name="Standard">OpenInterestIndicator.js:163 [TRXUSDT] 📊 Histogram Mode: 20 candles, 19 OI matches, 18 non-zero deltas</text:p>
      <text:p text:style-name="Standard">OpenInterestIndicator.js:376 [TRXUSDT] 🎨 RENDER Histogram: data.length=20</text:p>
      <text:p text:style-name="Standard">OpenInterestIndicator.js:385 [TRXUSDT] 🎨 RENDER: maxDelta=7353764, sample deltas: (10) [0, -473328, -702770, -71401, -396625, 76036, 62454, 1946474, 160098, 232112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45 patterns in 2160 candles</text:p>
      <text:p text:style-name="Standard"><text:soft-page-break/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06 patterns in 2160 candles</text:p>
      <text:p text:style-name="Standard">OpenInterestIndicator.js:163 [OPUSDT] 📊 Histogram Mode: 20 candles, 19 OI matches, 18 non-zero deltas</text:p>
      <text:p text:style-name="Standard">OpenInterestIndicator.js:376 [OPUSDT] 🎨 RENDER Histogram: data.length=20</text:p>
      <text:p text:style-name="Standard">OpenInterestIndicator.js:385 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<text:soft-page-break/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12 patterns in 2160 candles</text:p>
      <text:p text:style-name="Standard">OpenInterestIndicator.js:163 [ATOMUSDT] 📊 Histogram Mode: 20 candles, 19 OI matches, 18 non-zero deltas</text:p>
      <text:p text:style-name="Standard">OpenInterestIndicator.js:376 [ATOMUSDT] 🎨 RENDER Histogram: data.length=20</text:p>
      <text:p text:style-name="Standard">OpenInterestIndicator.js:385 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<text:soft-page-break/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556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615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556 patterns in 2160 candles</text:p>
      <text:p text:style-name="Standard">OpenInterestIndicator.js:163 [AAVEUSDT] 📊 Histogram Mode: 20 candles, 19 OI matches, 18 non-zero deltas</text:p>
      <text:p text:style-name="Standard"><text:soft-page-break/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15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19 patterns in 2160 candles</text:p>
      <text:p text:style-name="Standard"><text:soft-page-break/>OpenInterestIndicator.js:163 [POLUSDT] 📊 Histogram Mode: 20 candles, 19 OI matches, 18 non-zero deltas</text:p>
      <text:p text:style-name="Standard">OpenInterestIndicator.js:376 [POLUSDT] 🎨 RENDER Histogram: data.length=20</text:p>
      <text:p text:style-name="Standard">OpenInterestIndicator.js:385 [POLUSDT] 🎨 RENDER: maxDelta=869586, sample deltas: (10) [0, 230330, 850840, -268084, -228550, -548360, -61630, -6596, 65334, -236400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666 patterns in 2160 candles</text:p>
      <text:p text:style-name="Standard">OpenInterestIndicator.js:163 [MASKUSDT] 📊 Histogram Mode: 20 candles, 19 OI matches, 18 non-zero deltas</text:p>
      <text:p text:style-name="Standard">OpenInterestIndicator.js:376 [MASKUSDT] 🎨 RENDER Histogram: data.length=20</text:p>
      <text:p text:style-name="Standard">OpenInterestIndicator.js:385 [MASKUSDT] 🎨 RENDER: maxDelta=26607.399999990128, sample deltas: (10) [0, 5720.199999989942, 3151.4000000101514, -16732.80000000028, -3218.399999999907, 18854.600000000093, 15944.600000000093, 1064.1999999997206, -11760.399999999907, -6781.399999999907]</text:p>
      <text:p text:style-name="Standard">LocalPatternDetector.js:118 [LocalPatternDetector] Detected 676 patterns in 2160 candles</text:p>
      <text:p text:style-name="Standard">OpenInterestIndicator.js:163 [ASTRUSDT] 📊 Histogram Mode: 20 candles, 19 OI matches, 18 non-zero deltas</text:p>
      <text:p text:style-name="Standard">OpenInterestIndicator.js:376 [ASTRUSDT] 🎨 RENDER Histogram: data.length=20</text:p>
      <text:p text:style-name="Standard">OpenInterestIndicator.js:385 [ASTRUSDT] 🎨 RENDER: maxDelta=986668, sample deltas: (10) [0, -114748, 201872, -79228, 13172, -599114, 431570, 41726, -21316, 22836]</text:p>
      <text:p text:style-name="Standard">LocalPatternDetector.js:118 [LocalPatternDetector] Detected 614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<text:soft-page-break/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66 patterns in 2160 candles</text:p>
      <text:p text:style-name="Standard">OpenInterestIndicator.js:163 [MASKUSDT] 📊 Histogram Mode: 20 candles, 19 OI matches, 18 non-zero deltas</text:p>
      <text:p text:style-name="Standard">OpenInterestIndicator.js:376 [MASKUSDT] 🎨 RENDER Histogram: data.length=20</text:p>
      <text:p text:style-name="Standard">OpenInterestIndicator.js:385 [MASKUSDT] 🎨 RENDER: maxDelta=26607.399999990128, sample deltas: (10) [0, 5720.199999989942, 3151.4000000101514, -16732.80000000028, <text:soft-page-break/>-3218.399999999907, 18854.600000000093, 15944.600000000093, 1064.1999999997206, -11760.399999999907, -6781.399999999907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29 patterns in 2160 candles</text:p>
      <text:p text:style-name="Standard">OpenInterestIndicator.js:163 [CAKEUSDT] 📊 Histogram Mode: 20 candles, 19 OI matches, 18 non-zero deltas</text:p>
      <text:p text:style-name="Standard">OpenInterestIndicator.js:376 [CAKEUSDT] 🎨 RENDER Histogram: data.length=20</text:p>
      <text:p text:style-name="Standard">OpenInterestIndicator.js:385 [CAKEUSDT] 🎨 RENDER: maxDelta=39433, sample deltas: (10) [0, -19675.19999999972, -19601.600000000093, -9027, 13160.600000000093, -10213.600000000093, -31571.600000000093, 5176.399999990128, -4472.199999989942, 972.6000000000931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56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<text:soft-page-break/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615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629 patterns in 2160 candles</text:p>
      <text:p text:style-name="Standard">OpenInterestIndicator.js:163 [CAKEUSDT] 📊 Histogram Mode: 20 candles, 19 OI matches, 18 non-zero deltas</text:p>
      <text:p text:style-name="Standard">OpenInterestIndicator.js:376 [CAKEUSDT] 🎨 RENDER Histogram: data.length=20</text:p>
      <text:p text:style-name="Standard">OpenInterestIndicator.js:385 [CAKEUSDT] 🎨 RENDER: maxDelta=39433, sample deltas: (10) [0, -19675.19999999972, -19601.600000000093, -9027, 13160.600000000093, -10213.600000000093, -31571.600000000093, 5176.399999990128, -4472.199999989942, 972.6000000000931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556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<text:soft-page-break/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612 patterns in 2160 candles</text:p>
      <text:p text:style-name="Standard">OpenInterestIndicator.js:163 [ATOMUSDT] 📊 Histogram Mode: 20 candles, 19 OI matches, 18 non-zero deltas</text:p>
      <text:p text:style-name="Standard">OpenInterestIndicator.js:376 [ATOMUSDT] 🎨 RENDER Histogram: data.length=20</text:p>
      <text:p text:style-name="Standard">OpenInterestIndicator.js:385 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LocalPatternDetector.js:118 [LocalPatternDetector] Detected 614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04 patterns in 2160 candles</text:p>
      <text:p text:style-name="Standard"><text:soft-page-break/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19 patterns in 2160 candles</text:p>
      <text:p text:style-name="Standard">OpenInterestIndicator.js:163 [POLUSDT] 📊 Histogram Mode: 20 candles, 19 OI matches, 18 non-zero deltas</text:p>
      <text:p text:style-name="Standard">OpenInterestIndicator.js:376 [POLUSDT] 🎨 RENDER Histogram: data.length=20</text:p>
      <text:p text:style-name="Standard">OpenInterestIndicator.js:385 [POLUSDT] 🎨 RENDER: maxDelta=869586, sample deltas: (10) [0, 230330, 850840, -268084, -228550, -548360, -61630, -6596, 65334, -236400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615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53 patterns in 2160 candles</text:p>
      <text:p text:style-name="Standard">OpenInterestIndicator.js:163 [PEOPLEUSDT] 📊 Histogram Mode: 20 candles, 19 OI matches, 18 non-zero deltas</text:p>
      <text:p text:style-name="Standard">OpenInterestIndicator.js:376 [PEOPLEUSDT] 🎨 RENDER Histogram: data.length=20</text:p>
      <text:p text:style-name="Standard"><text:soft-page-break/>OpenInterestIndicator.js:385 [PEOPLEUSDT] 🎨 RENDER: maxDelta=3667068, sample deltas: (10) [0, 95960, 1454454, -2058726, 790732, -791235, -1429109, -760830, 15466, 533772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77 patterns in 2160 candles</text:p>
      <text:p text:style-name="Standard">OpenInterestIndicator.js:163 [ASTRUSDT] 📊 Histogram Mode: 20 candles, 19 OI matches, 18 non-zero deltas</text:p>
      <text:p text:style-name="Standard">OpenInterestIndicator.js:376 [ASTRUSDT] 🎨 RENDER Histogram: data.length=20</text:p>
      <text:p text:style-name="Standard">OpenInterestIndicator.js:385 [ASTRUSDT] 🎨 RENDER: maxDelta=986668, sample deltas: (10) [0, -114748, 201872, -79228, 13172, -599114, 431570, 41726, -21316, 22836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<text:soft-page-break/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<text:soft-page-break/>MiniChart.jsx:18 [364] 🕯️ <text:s/>AVAXUSDT | ⚠️ ÚLTIMA VELA DEL HISTÓRICO ESTÁ EN PROGRESO - Removiendo {timestamp: 1763305200000, datetime: '2025-11-16 10:00:00'}</text:p>
      <text:p text:style-name="Standard">MiniChart.jsx:18 [365] 🕯️ <text:s/>AVAXUSDT | ✅ Histórico cargado: 2159 velas confirmadas </text:p>
      <text:p text:style-name="Standard">MiniChart.jsx:41 [366] 🔍 AVAXUSDT | Estado: 2159 confirmadas, En progreso: SÍ</text:p>
      <text:p text:style-name="Standard">MiniChart.jsx:18 [366] 🕯️ <text:s/>AVAXUSDT | ⏸️ Range Detection NO habilitado o indicatorManager no existe </text:p>
      <text:p text:style-name="Standard">LocalPatternDetector.js:118 [LocalPatternDetector] Detected 604 patterns in 2160 candles</text:p>
      <text:p text:style-name="Standard">OpenInterestIndicator.js:163 [AVAXUSDT] 📊 Histogram Mode: 20 candles, 19 OI matches, 18 non-zero deltas</text:p>
      <text:p text:style-name="Standard">OpenInterestIndicator.js:376 [AVAXUSDT] 🎨 RENDER Histogram: data.length=20</text:p>
      <text:p text:style-name="Standard">OpenInterestIndicator.js:385 [AVAXUSDT] 🎨 RENDER: maxDelta=35923, sample deltas: (10) [0, -35923, -12257.799999999814, 2288.600000000093, -2325.5, -535.1000000000931, -10092.200000000186, 6787.600000000093, 29964.399999999907, -6360.199999999721]</text:p>
      <text:p text:style-name="Standard">MiniChart.jsx:18 [414] 🕯️ <text:s/>PEOPLEUSDT | ⚠️ ÚLTIMA VELA DEL HISTÓRICO ESTÁ EN PROGRESO - Removiendo {timestamp: 1763305200000, datetime: '2025-11-16 10:00:00'}</text:p>
      <text:p text:style-name="Standard">MiniChart.jsx:18 [414] 🕯️ <text:s/>PEOPLEUSDT | ✅ Histórico cargado: 2159 velas confirmadas </text:p>
      <text:p text:style-name="Standard">MiniChart.jsx:41 [414] 🔍 PEOPLEUSDT | Estado: 2159 confirmadas, En progreso: SÍ</text:p>
      <text:p text:style-name="Standard">MiniChart.jsx:18 [414] 🕯️ <text:s/>PEOPLEUSDT | ⏸️ Range Detection NO habilitado o indicatorManager no existe </text:p>
      <text:p text:style-name="Standard">LocalPatternDetector.js:118 [LocalPatternDetector] Detected 653 patterns in 2160 candles</text:p>
      <text:p text:style-name="Standard">OpenInterestIndicator.js:163 [PEOPLEUSDT] 📊 Histogram Mode: 20 candles, 19 OI matches, 18 non-zero deltas</text:p>
      <text:p text:style-name="Standard">OpenInterestIndicator.js:376 [PEOPLEUSDT] 🎨 RENDER Histogram: data.length=20</text:p>
      <text:p text:style-name="Standard">OpenInterestIndicator.js:385 [PEOPLEUSDT] 🎨 RENDER: maxDelta=3667068, sample deltas: (10) [0, 95960, 1454454, -2058726, 790732, -791235, -1429109, -760830, 15466, 533772]</text:p>
      <text:p text:style-name="Standard">LocalPatternDetector.js:118 [LocalPatternDetector] Detected 614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OpenInterestIndicator.js:385 [PENDLEUSDT] 🎨 RENDER: maxDelta=38425, sample deltas: (10) [0, 13089, -15235, 3086, -11066, 16214, 16736, -8746, 2212, -14754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604 patterns in 2160 candles</text:p>
      <text:p text:style-name="Standard">OpenInterestIndicator.js:163 [GRTUSDT] 📊 Histogram Mode: 20 candles, 19 OI matches, 18 non-zero deltas</text:p>
      <text:p text:style-name="Standard">OpenInterestIndicator.js:376 [GRTUSDT] 🎨 RENDER Histogram: data.length=20</text:p>
      <text:p text:style-name="Standard">OpenInterestIndicator.js:385 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LocalPatternDetector.js:118 [LocalPatternDetector] Detected 601 patterns in 2160 candles</text:p>
      <text:p text:style-name="Standard">OpenInterestIndicator.js:163 [DOTUSDT] 📊 Histogram Mode: 20 candles, 19 OI matches, 18 non-zero deltas</text:p>
      <text:p text:style-name="Standard">OpenInterestIndicator.js:376 [DOTUSDT] 🎨 RENDER Histogram: data.length=20</text:p>
      <text:p text:style-name="Standard"><text:soft-page-break/>OpenInterestIndicator.js:385 [DOTUSDT] 🎨 RENDER: maxDelta=88980.60000000149, sample deltas: (10) [0, -18201.39999999851, -33097, -88980.60000000149, 29809.800000000745, 14881.199999999255, -55361.699999999255, -33443.5, -19197, 1678.800000000745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653 patterns in 2160 candles</text:p>
      <text:p text:style-name="Standard">OpenInterestIndicator.js:163 [PEOPLEUSDT] 📊 Histogram Mode: 20 candles, 19 OI matches, 18 non-zero deltas</text:p>
      <text:p text:style-name="Standard">OpenInterestIndicator.js:376 [PEOPLEUSDT] 🎨 RENDER Histogram: data.length=20</text:p>
      <text:p text:style-name="Standard">OpenInterestIndicator.js:385 [PEOPLEUSDT] 🎨 RENDER: maxDelta=3667068, sample deltas: (10) [0, 95960, 1454454, -2058726, 790732, -791235, -1429109, -760830, 15466, 533772]</text:p>
      <text:p text:style-name="Standard">LocalPatternDetector.js:118 [LocalPatternDetector] Detected 615 patterns in 2160 candles</text:p>
      <text:p text:style-name="Standard">OpenInterestIndicator.js:163 [INJUSDT] 📊 Histogram Mode: 20 candles, 19 OI matches, 18 non-zero deltas</text:p>
      <text:p text:style-name="Standard">OpenInterestIndicator.js:376 [INJUSDT] 🎨 RENDER Histogram: data.length=20</text:p>
      <text:p text:style-name="Standard">OpenInterestIndicator.js:385 [INJUSDT] 🎨 RENDER: maxDelta=34413, sample deltas: (10) [0, -12798.399999999907, -21128, -2757.2000000001863, -7280, -610.3999999999069, 14095.199999999953, -14798.399999999907, -1521.4000000001397, 7089.200000000186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579 patterns in 2160 candles</text:p>
      <text:p text:style-name="Standard"><text:soft-page-break/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79 patterns in 2160 candles</text:p>
      <text:p text:style-name="Standard">OpenInterestIndicator.js:163 [BTCUSDT] 📊 Histogram Mode: 20 candles, 19 OI matches, 18 non-zero deltas</text:p>
      <text:p text:style-name="Standard">OpenInterestIndicator.js:376 [BTCUSDT] 🎨 RENDER Histogram: data.length=20</text:p>
      <text:p text:style-name="Standard">OpenInterestIndicator.js:385 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LocalPatternDetector.js:118 [LocalPatternDetector] Detected 556 patterns in 2160 candles</text:p>
      <text:p text:style-name="Standard">OpenInterestIndicator.js:163 [AAVEUSDT] 📊 Histogram Mode: 20 candles, 19 OI matches, 18 non-zero deltas</text:p>
      <text:p text:style-name="Standard">OpenInterestIndicator.js:376 [AAVEUSDT] 🎨 RENDER Histogram: data.length=20</text:p>
      <text:p text:style-name="Standard">OpenInterestIndicator.js:385 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LocalPatternDetector.js:118 [LocalPatternDetector] Detected 606 patterns in 2160 candles</text:p>
      <text:p text:style-name="Standard">OpenInterestIndicator.js:163 [TONUSDT] 📊 Histogram Mode: 20 candles, 19 OI matches, 18 non-zero deltas</text:p>
      <text:p text:style-name="Standard">OpenInterestIndicator.js:376 [TONUSDT] 🎨 RENDER Histogram: data.length=20</text:p>
      <text:p text:style-name="Standard">OpenInterestIndicator.js:385 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<text:soft-page-break/>-2869.6500000000233, 1076.2900000000373, 3915.7299999999814, -2144.609999999986, -1348.5899999999674]</text:p>
      <text:p text:style-name="Standard">LocalPatternDetector.js:118 [LocalPatternDetector] Detected 628 patterns in 2160 candles</text:p>
      <text:p text:style-name="Standard">OpenInterestIndicator.js:163 [TRBUSDT] 📊 Histogram Mode: 20 candles, 19 OI matches, 18 non-zero deltas</text:p>
      <text:p text:style-name="Standard">OpenInterestIndicator.js:376 [TRBUSDT] 🎨 RENDER Histogram: data.length=20</text:p>
      <text:p text:style-name="Standard">OpenInterestIndicator.js:385 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66 patterns in 2160 candles</text:p>
      <text:p text:style-name="Standard">OpenInterestIndicator.js:163 [SOLUSDT] 📊 Histogram Mode: 20 candles, 19 OI matches, 18 non-zero deltas</text:p>
      <text:p text:style-name="Standard">OpenInterestIndicator.js:376 [SOLUSDT] 🎨 RENDER Histogram: data.length=20</text:p>
      <text:p text:style-name="Standard">OpenInterestIndicator.js:385 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LocalPatternDetector.js:118 [LocalPatternDetector] Detected 573 patterns in 2160 candles</text:p>
      <text:p text:style-name="Standard">OpenInterestIndicator.js:163 [SUIUSDT] 📊 Histogram Mode: 20 candles, 19 OI matches, 18 non-zero deltas</text:p>
      <text:p text:style-name="Standard">OpenInterestIndicator.js:376 [SUIUSDT] 🎨 RENDER Histogram: data.length=20</text:p>
      <text:p text:style-name="Standard">OpenInterestIndicator.js:385 [SUIUSDT] 🎨 RENDER: maxDelta=1344120, sample deltas: (10) [0, -20140, -120890, 124230, 162980, 484700, 402020, -60030, -21910, 71220]</text:p>
      <text:p text:style-name="Standard">LocalPatternDetector.js:118 [LocalPatternDetector] Detected 590 patterns in 2160 candles</text:p>
      <text:p text:style-name="Standard">OpenInterestIndicator.js:163 [XRPUSDT] 📊 Histogram Mode: 20 candles, 19 OI matches, 18 non-zero deltas</text:p>
      <text:p text:style-name="Standard">OpenInterestIndicator.js:376 [XRPUSDT] 🎨 RENDER Histogram: data.length=20</text:p>
      <text:p text:style-name="Standard">OpenInterestIndicator.js:385 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LocalPatternDetector.js:118 [LocalPatternDetector] Detected 545 patterns in 2160 candles</text:p>
      <text:p text:style-name="Standard">OpenInterestIndicator.js:163 [ETHUSDT] 📊 Histogram Mode: 41 candles, 41 OI matches, 40 non-zero deltas</text:p>
      <text:p text:style-name="Standard">OpenInterestIndicator.js:376 [ETHUSDT] 🎨 RENDER Histogram: data.length=41</text:p>
      <text:p text:style-name="Standard">OpenInterestIndicator.js:385 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LocalPatternDetector.js:118 [LocalPatternDetector] Detected 614 patterns in 2160 candles</text:p>
      <text:p text:style-name="Standard">OpenInterestIndicator.js:163 [PENDLEUSDT] 📊 Histogram Mode: 20 candles, 19 OI matches, 18 non-zero deltas</text:p>
      <text:p text:style-name="Standard">OpenInterestIndicator.js:376 [PENDLEUSDT] 🎨 RENDER Histogram: data.length=20</text:p>
      <text:p text:style-name="Standard"><text:soft-page-break/>OpenInterestIndicator.js:385 [PENDLEUSDT] 🎨 RENDER: maxDelta=38425, sample deltas: (10) [0, 13089, -15235, 3086, -11066, 16214, 16736, -8746, 2212, -14754]</text:p>
      <text:p text:style-name="Standard">LocalPatternDetector.js:118 [LocalPatternDetector] Detected 611 patterns in 2160 candles</text:p>
      <text:p text:style-name="Standard">OpenInterestIndicator.js:163 [ARBUSDT] 📊 Histogram Mode: 20 candles, 19 OI matches, 18 non-zero deltas</text:p>
      <text:p text:style-name="Standard">OpenInterestIndicator.js:376 [ARBUSDT] 🎨 RENDER Histogram: data.length=20</text:p>
      <text:p text:style-name="Standard">OpenInterestIndicator.js:385 [ARBUSDT] 🎨 RENDER: maxDelta=1403054, sample deltas: (10) [0, -381867.39999999106, -543466.200000003, 15737, -170975.5, -418389.09999999404, 161051, -374070.8000000119, -56687.39999999106, 180822.20000000298]</text:p>
      <text:p text:style-name="Standard">LocalPatternDetector.js:118 [LocalPatternDetector] Detected 637 patterns in 2160 candles</text:p>
      <text:p text:style-name="Standard">OpenInterestIndicator.js:163 [ADAUSDT] 📊 Histogram Mode: 20 candles, 19 OI matches, 18 non-zero deltas</text:p>
      <text:p text:style-name="Standard">OpenInterestIndicator.js:376 [ADAUSDT] 🎨 RENDER Histogram: data.length=20</text:p>
      <text:p text:style-name="Standard">OpenInterestIndicator.js:385 [ADAUSDT] 🎨 RENDER: maxDelta=4107520, sample deltas: (10) [0, -1173858, -400944, -654498, 252040, 639498, 4107520, -1259391, -379836, 658517]</text:p>
      <text:p text:style-name="Standard">LocalPatternDetector.js:118 [LocalPatternDetector] Detected 618 patterns in 2160 candles</text:p>
      <text:p text:style-name="Standard">OpenInterestIndicator.js:163 [HBARUSDT] 📊 Histogram Mode: 20 candles, 19 OI matches, 18 non-zero deltas</text:p>
      <text:p text:style-name="Standard">OpenInterestIndicator.js:376 [HBARUSDT] 🎨 RENDER Histogram: data.length=20</text:p>
      <text:p text:style-name="Standard">OpenInterestIndicator.js:385 [HBARUSDT] 🎨 RENDER: maxDelta=2662417, sample deltas: (10) [0, 370874, -382420, 1215985, -436755, 922568, 1555236, -2421830, 254, -4790]</text:p>
      <text:p text:style-name="Standard">LocalPatternDetector.js:118 [LocalPatternDetector] Detected 621 patterns in 2160 candles</text:p>
      <text:p text:style-name="Standard">OpenInterestIndicator.js:163 [BNBUSDT] 📊 Histogram Mode: 20 candles, 19 OI matches, 18 non-zero deltas</text:p>
      <text:p text:style-name="Standard">OpenInterestIndicator.js:376 [BNBUSDT] 🎨 RENDER Histogram: data.length=20</text:p>
      <text:p text:style-name="Standard">OpenInterestIndicator.js:385 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LocalPatternDetector.js:118 [LocalPatternDetector] Detected 618 patterns in 2160 candles</text:p>
      <text:p text:style-name="Standard">OpenInterestIndicator.js:163 [GALAUSDT] 📊 Histogram Mode: 20 candles, 19 OI matches, 18 non-zero deltas</text:p>
      <text:p text:style-name="Standard">OpenInterestIndicator.js:376 [GALAUSDT] 🎨 RENDER Histogram: data.length=20</text:p>
      <text:p text:style-name="Standard">OpenInterestIndicator.js:385 [GALAUSDT] 🎨 RENDER: maxDelta=23942918, sample deltas: (10) [0, -6618050, -8223764, 1155260, -10645448, 2294236, 6338659, -16566845, 14836456, 705230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oft-page-break/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634 patterns in 2160 candles</text:p>
      <text:p text:style-name="Standard"><text:s/>[ALGOUSDT] 📊 Histogram Mode: 20 candles, 19 OI matches, 18 non-zero deltas</text:p>
      <text:p text:style-name="Standard"><text:s/>[ALGOUSDT] 🎨 RENDER Histogram: data.length=20</text:p>
      <text:p text:style-name="Standard"><text:s/>[ALGOUSDT] 🎨 RENDER: maxDelta=739102.6000000015, sample deltas: (10) [0, -424634.80000000447, -281194, -354910.59999999404, -143624.80000000447, 370545.6000000015, 30459.79999999702, -54525.59999999404, -19306.20000000298, 739102.6000000015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622 patterns in 2160 candles</text:p>
      <text:p text:style-name="Standard"><text:s/>[TRXUSDT] 📊 Histogram Mode: 20 candles, 19 OI matches, 18 non-zero deltas</text:p>
      <text:p text:style-name="Standard"><text:s/>[TRXUSDT] 🎨 RENDER Histogram: data.length=20</text:p>
      <text:p text:style-name="Standard"><text:s/>[TRXUSDT] 🎨 RENDER: maxDelta=7353764, sample deltas: (10) [0, -473328, -702770, -71401, -396625, 76036, 62454, 1946474, 160098, 232112]</text:p>
      <text:p text:style-name="Standard"><text:s/>[LocalPatternDetector] Detected 606 patterns in 2160 candles</text:p>
      <text:p text:style-name="Standard"><text:s/>[OPUSDT] 📊 Histogram Mode: 20 candles, 19 OI matches, 18 non-zero deltas</text:p>
      <text:p text:style-name="Standard"><text:s/>[OPUSDT] 🎨 RENDER Histogram: data.length=20</text:p>
      <text:p text:style-name="Standard"><text:s/>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/>[LocalPatternDetector] Detected 615 patterns in 2160 candles</text:p>
      <text:p text:style-name="Standard"><text:s/>[INJUSDT] 📊 Histogram Mode: 20 candles, 19 OI matches, 18 non-zero deltas</text:p>
      <text:p text:style-name="Standard"><text:s/>[INJUSDT] 🎨 RENDER Histogram: data.length=20</text:p>
      <text:p text:style-name="Standard"><text:s/>[INJUSDT] 🎨 RENDER: maxDelta=34413, sample deltas: (10) [0, -12798.399999999907, -21128, -2757.2000000001863, -7280, -610.3999999999069, 14095.199999999953, -14798.399999999907, -1521.4000000001397, 7089.200000000186]</text:p>
      <text:p text:style-name="Standard"><text:s/>[LocalPatternDetector] Detected 556 patterns in 2160 candles</text:p>
      <text:p text:style-name="Standard"><text:s/>[AAVEUSDT] 📊 Histogram Mode: 20 candles, 19 OI matches, 18 non-zero deltas</text:p>
      <text:p text:style-name="Standard"><text:s/>[AAVEUSDT] 🎨 RENDER Histogram: data.length=20</text:p>
      <text:p text:style-name="Standard"><text:s/>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<text:soft-page-break/>2161416.399999976, -1795936.199999988, -1519263.199999988, -220561.60000002384, 151895.60000002384]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LocalPatternDetector] Detected 579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615 patterns in 2160 candles</text:p>
      <text:p text:style-name="Standard"><text:s/>[INJUSDT] 📊 Histogram Mode: 20 candles, 19 OI matches, 18 non-zero deltas</text:p>
      <text:p text:style-name="Standard"><text:s/>[INJUSDT] 🎨 RENDER Histogram: data.length=20</text:p>
      <text:p text:style-name="Standard"><text:s/>[INJUSDT] 🎨 RENDER: maxDelta=34413, sample deltas: (10) [0, -12798.399999999907, -21128, -2757.2000000001863, -7280, -610.3999999999069, 14095.199999999953, -14798.399999999907, -1521.4000000001397, 7089.200000000186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621 patterns in 2160 candles</text:p>
      <text:p text:style-name="Standard"><text:s/>[BNBUSDT] 📊 Histogram Mode: 20 candles, 19 OI matches, 18 non-zero deltas</text:p>
      <text:p text:style-name="Standard"><text:s/>[BNBUSDT] 🎨 RENDER Histogram: data.length=20</text:p>
      <text:p text:style-name="Standard"><text:s/>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<text:s/>[LocalPatternDetector] Detected 653 patterns in 2160 candles</text:p>
      <text:p text:style-name="Standard"><text:s/>[PEOPLEUSDT] 📊 Histogram Mode: 20 candles, 19 OI matches, 18 non-zero deltas</text:p>
      <text:p text:style-name="Standard"><text:soft-page-break/><text:s/>[PEOPLEUSDT] 🎨 RENDER Histogram: data.length=20</text:p>
      <text:p text:style-name="Standard"><text:s/>[PEOPLEUSDT] 🎨 RENDER: maxDelta=3667068, sample deltas: (10) [0, 95960, 1454454, -2058726, 790732, -791235, -1429109, -760830, 15466, 533772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556 patterns in 2160 candles</text:p>
      <text:p text:style-name="Standard"><text:s/>[AAVEUSDT] 📊 Histogram Mode: 20 candles, 19 OI matches, 18 non-zero deltas</text:p>
      <text:p text:style-name="Standard"><text:s/>[AAVEUSDT] 🎨 RENDER Histogram: data.length=20</text:p>
      <text:p text:style-name="Standard"><text:s/>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538] 🕯️ <text:s/>BNBUSDT | ⚠️ ÚLTIMA VELA DEL HISTÓRICO ESTÁ EN PROGRESO - Removiendo {timestamp: 1763305200000, datetime: '2025-11-16 10:00:00'}</text:p>
      <text:p text:style-name="Standard"><text:s/>[538] 🕯️ <text:s/>BNBUSDT | ✅ Histórico cargado: 2159 velas confirmadas </text:p>
      <text:p text:style-name="Standard"><text:s/>[539] 🔍 BNBUSDT | Estado: 2159 confirmadas, En progreso: SÍ</text:p>
      <text:p text:style-name="Standard"><text:s/>[539] 🕯️ <text:s/>BNBUSDT | ⏸️ Range Detection NO habilitado o indicatorManager no existe </text:p>
      <text:p text:style-name="Standard"><text:s/>[LocalPatternDetector] Detected 621 patterns in 2160 candles</text:p>
      <text:p text:style-name="Standard"><text:s/>[BNBUSDT] 📊 Histogram Mode: 20 candles, 19 OI matches, 18 non-zero deltas</text:p>
      <text:p text:style-name="Standard"><text:s/>[BNBUSDT] 🎨 RENDER Histogram: data.length=20</text:p>
      <text:p text:style-name="Standard"><text:s/>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<text:s/>[LocalPatternDetector] Detected 604 patterns in 2160 candles</text:p>
      <text:p text:style-name="Standard"><text:s/>[GRTUSDT] 📊 Histogram Mode: 20 candles, 19 OI matches, 18 non-zero deltas</text:p>
      <text:p text:style-name="Standard"><text:s/>[GRTUSDT] 🎨 RENDER Histogram: data.length=20</text:p>
      <text:p text:style-name="Standard"><text:s/>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oft-page-break/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621 patterns in 2160 candles</text:p>
      <text:p text:style-name="Standard"><text:s/>[BNBUSDT] 📊 Histogram Mode: 20 candles, 19 OI matches, 18 non-zero deltas</text:p>
      <text:p text:style-name="Standard"><text:s/>[BNBUSDT] 🎨 RENDER Histogram: data.length=20</text:p>
      <text:p text:style-name="Standard"><text:s/>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653 patterns in 2160 candles</text:p>
      <text:p text:style-name="Standard"><text:s/>[PEOPLEUSDT] 📊 Histogram Mode: 20 candles, 19 OI matches, 18 non-zero deltas</text:p>
      <text:p text:style-name="Standard"><text:s/>[PEOPLEUSDT] 🎨 RENDER Histogram: data.length=20</text:p>
      <text:p text:style-name="Standard"><text:s/>[PEOPLEUSDT] 🎨 RENDER: maxDelta=3667068, sample deltas: (10) [0, 95960, 1454454, -2058726, 790732, -791235, -1429109, -760830, 15466, 533772]</text:p>
      <text:p text:style-name="Standard"><text:s/>[LocalPatternDetector] Detected 606 patterns in 2160 candles</text:p>
      <text:p text:style-name="Standard"><text:s/>[TONUSDT] 📊 Histogram Mode: 20 candles, 19 OI matches, 18 non-zero deltas</text:p>
      <text:p text:style-name="Standard"><text:s/>[TONUSDT] 🎨 RENDER Histogram: data.length=20</text:p>
      <text:p text:style-name="Standard"><text:s/>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615 patterns in 2160 candles</text:p>
      <text:p text:style-name="Standard"><text:s/>[INJUSDT] 📊 Histogram Mode: 20 candles, 19 OI matches, 18 non-zero deltas</text:p>
      <text:p text:style-name="Standard"><text:s/>[INJUSDT] 🎨 RENDER Histogram: data.length=20</text:p>
      <text:p text:style-name="Standard"><text:s/>[INJUSDT] 🎨 RENDER: maxDelta=34413, sample deltas: (10) [0, -12798.399999999907, -21128, -2757.2000000001863, -7280, -610.3999999999069, 14095.199999999953, -14798.399999999907, -1521.4000000001397, 7089.200000000186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621] 🕯️ <text:s/>MASKUSDT | ⚠️ ÚLTIMA VELA DEL HISTÓRICO ESTÁ EN PROGRESO - Removiendo {timestamp: 1763305200000, datetime: '2025-11-16 10:00:00'}</text:p>
      <text:p text:style-name="Standard"><text:s/>[621] 🕯️ <text:s/>MASKUSDT | ✅ Histórico cargado: 2159 velas confirmadas </text:p>
      <text:p text:style-name="Standard"><text:s/>[623] 🔍 MASKUSDT | Estado: 2159 confirmadas, En progreso: SÍ</text:p>
      <text:p text:style-name="Standard"><text:s/>[623] 🕯️ <text:s/>MASKUSDT | ⏸️ Range Detection NO habilitado o indicatorManager no existe </text:p>
      <text:p text:style-name="Standard"><text:s/>[LocalPatternDetector] Detected 666 patterns in 2160 candles</text:p>
      <text:p text:style-name="Standard"><text:s/>[MASKUSDT] 📊 Histogram Mode: 20 candles, 19 OI matches, 18 non-zero deltas</text:p>
      <text:p text:style-name="Standard"><text:soft-page-break/><text:s/>[MASKUSDT] 🎨 RENDER Histogram: data.length=20</text:p>
      <text:p text:style-name="Standard"><text:s/>[MASKUSDT] 🎨 RENDER: maxDelta=26607.399999990128, sample deltas: (10) [0, 5720.199999989942, 3151.4000000101514, -16732.80000000028, -3218.399999999907, 18854.600000000093, 15944.600000000093, 1064.1999999997206, -11760.399999999907, -6781.399999999907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634 patterns in 2160 candles</text:p>
      <text:p text:style-name="Standard"><text:s/>[ALGOUSDT] 📊 Histogram Mode: 20 candles, 19 OI matches, 18 non-zero deltas</text:p>
      <text:p text:style-name="Standard"><text:s/>[ALGOUSDT] 🎨 RENDER Histogram: data.length=20</text:p>
      <text:p text:style-name="Standard"><text:s/>[ALGOUSDT] 🎨 RENDER: maxDelta=739102.6000000015, sample deltas: (10) [0, -424634.80000000447, -281194, -354910.59999999404, -143624.80000000447, 370545.6000000015, 30459.79999999702, -54525.59999999404, -19306.20000000298, 739102.6000000015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18 patterns in 2160 candles</text:p>
      <text:p text:style-name="Standard"><text:s/>[GALAUSDT] 📊 Histogram Mode: 20 candles, 19 OI matches, 18 non-zero deltas</text:p>
      <text:p text:style-name="Standard"><text:s/>[GALAUSDT] 🎨 RENDER Histogram: data.length=20</text:p>
      <text:p text:style-name="Standard"><text:s/>[GALAUSDT] 🎨 RENDER: maxDelta=23942918, sample deltas: (10) [0, -6618050, -8223764, 1155260, -10645448, 2294236, 6338659, -16566845, 14836456, 705230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637 patterns in 2160 candles</text:p>
      <text:p text:style-name="Standard"><text:s/>[ADAUSDT] 📊 Histogram Mode: 20 candles, 19 OI matches, 18 non-zero deltas</text:p>
      <text:p text:style-name="Standard"><text:s/>[ADAUSDT] 🎨 RENDER Histogram: data.length=20</text:p>
      <text:p text:style-name="Standard"><text:s/>[ADAUSDT] 🎨 RENDER: maxDelta=4107520, sample deltas: (10) [0, -1173858, -400944, -654498, 252040, 639498, 4107520, -1259391, -379836, 658517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oft-page-break/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556 patterns in 2160 candles</text:p>
      <text:p text:style-name="Standard"><text:s/>[AAVEUSDT] 📊 Histogram Mode: 20 candles, 19 OI matches, 18 non-zero deltas</text:p>
      <text:p text:style-name="Standard"><text:s/>[AAVEUSDT] 🎨 RENDER Histogram: data.length=20</text:p>
      <text:p text:style-name="Standard"><text:s/>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556 patterns in 2160 candles</text:p>
      <text:p text:style-name="Standard"><text:s/>[AAVEUSDT] 📊 Histogram Mode: 20 candles, 19 OI matches, 18 non-zero deltas</text:p>
      <text:p text:style-name="Standard"><text:s/>[AAVEUSDT] 🎨 RENDER Histogram: data.length=20</text:p>
      <text:p text:style-name="Standard"><text:s/>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<text:s/>[LocalPatternDetector] Detected 622 patterns in 2160 candles</text:p>
      <text:p text:style-name="Standard"><text:s/>[TRXUSDT] 📊 Histogram Mode: 20 candles, 19 OI matches, 18 non-zero deltas</text:p>
      <text:p text:style-name="Standard"><text:s/>[TRXUSDT] 🎨 RENDER Histogram: data.length=20</text:p>
      <text:p text:style-name="Standard"><text:s/>[TRXUSDT] 🎨 RENDER: maxDelta=7353764, sample deltas: (10) [0, -473328, -702770, -71401, -396625, 76036, 62454, 1946474, 160098, 232112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LocalPatternDetector] Detected 606 patterns in 2160 candles</text:p>
      <text:p text:style-name="Standard"><text:s/>[TONUSDT] 📊 Histogram Mode: 20 candles, 19 OI matches, 18 non-zero deltas</text:p>
      <text:p text:style-name="Standard"><text:s/>[TONUSDT] 🎨 RENDER Histogram: data.length=20</text:p>
      <text:p text:style-name="Standard"><text:s/>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oft-page-break/><text:s/>[SUIUSDT] 🎨 RENDER: maxDelta=1344120, sample deltas: (10) [0, -20140, -120890, 124230, 162980, 484700, 402020, -60030, -21910, 71220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28 patterns in 2160 candles</text:p>
      <text:p text:style-name="Standard"><text:s/>[TRBUSDT] 📊 Histogram Mode: 20 candles, 19 OI matches, 18 non-zero deltas</text:p>
      <text:p text:style-name="Standard"><text:s/>[TRBUSDT] 🎨 RENDER Histogram: data.length=20</text:p>
      <text:p text:style-name="Standard"><text:s/>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606 patterns in 2160 candles</text:p>
      <text:p text:style-name="Standard"><text:s/>[OPUSDT] 📊 Histogram Mode: 20 candles, 19 OI matches, 18 non-zero deltas</text:p>
      <text:p text:style-name="Standard"><text:s/>[OPUSDT] 🎨 RENDER Histogram: data.length=20</text:p>
      <text:p text:style-name="Standard"><text:s/>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/>[LocalPatternDetector] Detected 611 patterns in 2160 candles</text:p>
      <text:p text:style-name="Standard"><text:s/>[ARBUSDT] 📊 Histogram Mode: 20 candles, 19 OI matches, 18 non-zero deltas</text:p>
      <text:p text:style-name="Standard"><text:s/>[ARBUSDT] 🎨 RENDER Histogram: data.length=20</text:p>
      <text:p text:style-name="Standard"><text:s/>[ARBUSDT] 🎨 RENDER: maxDelta=1403054, sample deltas: (10) [0, -381867.39999999106, -543466.200000003, 15737, -170975.5, -418389.09999999404, 161051, -374070.8000000119, -56687.39999999106, 180822.20000000298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545 patterns in 2160 candles</text:p>
      <text:p text:style-name="Standard"><text:soft-page-break/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621 patterns in 2160 candles</text:p>
      <text:p text:style-name="Standard"><text:s/>[BNBUSDT] 📊 Histogram Mode: 20 candles, 19 OI matches, 18 non-zero deltas</text:p>
      <text:p text:style-name="Standard"><text:s/>[BNBUSDT] 🎨 RENDER Histogram: data.length=20</text:p>
      <text:p text:style-name="Standard"><text:s/>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629 patterns in 2160 candles</text:p>
      <text:p text:style-name="Standard"><text:s/>[CAKEUSDT] 📊 Histogram Mode: 20 candles, 19 OI matches, 18 non-zero deltas</text:p>
      <text:p text:style-name="Standard"><text:s/>[CAKEUSDT] 🎨 RENDER Histogram: data.length=20</text:p>
      <text:p text:style-name="Standard"><text:s/>[CAKEUSDT] 🎨 RENDER: maxDelta=39433, sample deltas: (10) [0, -19675.19999999972, -19601.600000000093, -9027, 13160.600000000093, -10213.600000000093, -31571.600000000093, 5176.399999990128, -4472.199999989942, 972.6000000000931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606 patterns in 2160 candles</text:p>
      <text:p text:style-name="Standard"><text:s/>[OPUSDT] 📊 Histogram Mode: 20 candles, 19 OI matches, 18 non-zero deltas</text:p>
      <text:p text:style-name="Standard"><text:s/>[OPUSDT] 🎨 RENDER Histogram: data.length=20</text:p>
      <text:p text:style-name="Standard"><text:s/>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/>[LocalPatternDetector] Detected 556 patterns in 2160 candles</text:p>
      <text:p text:style-name="Standard"><text:s/>[AAVEUSDT] 📊 Histogram Mode: 20 candles, 19 OI matches, 18 non-zero deltas</text:p>
      <text:p text:style-name="Standard"><text:s/>[AAVEUSDT] 🎨 RENDER Histogram: data.length=20</text:p>
      <text:p text:style-name="Standard"><text:s/>[AAVEUSDT] 🎨 RENDER: maxDelta=6483.290000000008, sample deltas: (10) [0, -2191.459999999992, 365.10999999998603, -1339.429999999993, -718.0400000000081, <text:soft-page-break/>-900.7200000000012, -2699.1199999999953, 1202.2000000000116, 898.9499999999825, -713.1300000000047]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LocalPatternDetector] Detected 604 patterns in 2160 candles</text:p>
      <text:p text:style-name="Standard"><text:s/>[GRTUSDT] 📊 Histogram Mode: 20 candles, 19 OI matches, 18 non-zero deltas</text:p>
      <text:p text:style-name="Standard"><text:s/>[GRTUSDT] 🎨 RENDER Histogram: data.length=20</text:p>
      <text:p text:style-name="Standard"><text:s/>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LocalPatternDetector] Detected 637 patterns in 2160 candles</text:p>
      <text:p text:style-name="Standard"><text:s/>[ADAUSDT] 📊 Histogram Mode: 20 candles, 19 OI matches, 18 non-zero deltas</text:p>
      <text:p text:style-name="Standard"><text:s/>[ADAUSDT] 🎨 RENDER Histogram: data.length=20</text:p>
      <text:p text:style-name="Standard"><text:s/>[ADAUSDT] 🎨 RENDER: maxDelta=4107520, sample deltas: (10) [0, -1173858, -400944, -654498, 252040, 639498, 4107520, -1259391, -379836, 658517]</text:p>
      <text:p text:style-name="Standard"><text:s/>[LocalPatternDetector] Detected 612 patterns in 2160 candles</text:p>
      <text:p text:style-name="Standard"><text:s/>[ATOMUSDT] 📊 Histogram Mode: 20 candles, 19 OI matches, 18 non-zero deltas</text:p>
      <text:p text:style-name="Standard"><text:s/>[ATOMUSDT] 🎨 RENDER Histogram: data.length=20</text:p>
      <text:p text:style-name="Standard"><text:s/>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615 patterns in 2160 candles</text:p>
      <text:p text:style-name="Standard"><text:s/>[INJUSDT] 📊 Histogram Mode: 20 candles, 19 OI matches, 18 non-zero deltas</text:p>
      <text:p text:style-name="Standard"><text:s/>[INJUSDT] 🎨 RENDER Histogram: data.length=20</text:p>
      <text:p text:style-name="Standard"><text:soft-page-break/><text:s/>[INJUSDT] 🎨 RENDER: maxDelta=34413, sample deltas: (10) [0, -12798.399999999907, -21128, -2757.2000000001863, -7280, -610.3999999999069, 14095.199999999953, -14798.399999999907, -1521.4000000001397, 7089.200000000186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604 patterns in 2160 candles</text:p>
      <text:p text:style-name="Standard"><text:s/>[GRTUSDT] 📊 Histogram Mode: 20 candles, 19 OI matches, 18 non-zero deltas</text:p>
      <text:p text:style-name="Standard"><text:s/>[GRTUSDT] 🎨 RENDER Histogram: data.length=20</text:p>
      <text:p text:style-name="Standard"><text:s/>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<text:s/>[500] 🕯️ <text:s/>ASTRUSDT | ⚠️ ÚLTIMA VELA DEL HISTÓRICO ESTÁ EN PROGRESO - Removiendo {timestamp: 1763305200000, datetime: '2025-11-16 10:00:00'}</text:p>
      <text:p text:style-name="Standard"><text:s/>[501] 🕯️ <text:s/>ASTRUSDT | ✅ Histórico cargado: 2159 velas confirmadas </text:p>
      <text:p text:style-name="Standard"><text:s/>[501] 🔍 ASTRUSDT | Estado: 2159 confirmadas, En progreso: SÍ</text:p>
      <text:p text:style-name="Standard"><text:s/>[501] 🕯️ <text:s/>ASTRUSDT | ⏸️ Range Detection NO habilitado o indicatorManager no existe </text:p>
      <text:p text:style-name="Standard"><text:s/>[LocalPatternDetector] Detected 677 patterns in 2160 candles</text:p>
      <text:p text:style-name="Standard"><text:s/>[ASTRUSDT] 📊 Histogram Mode: 20 candles, 19 OI matches, 18 non-zero deltas</text:p>
      <text:p text:style-name="Standard"><text:s/>[ASTRUSDT] 🎨 RENDER Histogram: data.length=20</text:p>
      <text:p text:style-name="Standard"><text:s/>[ASTRUSDT] 🎨 RENDER: maxDelta=986668, sample deltas: (10) [0, -114748, 201872, -79228, 13172, -599114, 431570, 41726, -21316, 22836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569] 🕯️ <text:s/>HBARUSDT | ⚠️ ÚLTIMA VELA DEL HISTÓRICO ESTÁ EN PROGRESO - Removiendo {timestamp: 1763305200000, datetime: '2025-11-16 10:00:00'}</text:p>
      <text:p text:style-name="Standard"><text:s/>[570] 🕯️ <text:s/>HBARUSDT | ✅ Histórico cargado: 2159 velas confirmadas </text:p>
      <text:p text:style-name="Standard"><text:s/>[570] 🔍 HBARUSDT | Estado: 2159 confirmadas, En progreso: SÍ</text:p>
      <text:p text:style-name="Standard"><text:s/>[570] 🕯️ <text:s/>HBARUSDT | ⏸️ Range Detection NO habilitado o indicatorManager no existe 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LocalPatternDetector] Detected 615 patterns in 2160 candles</text:p>
      <text:p text:style-name="Standard"><text:s/>[INJUSDT] 📊 Histogram Mode: 20 candles, 19 OI matches, 18 non-zero deltas</text:p>
      <text:p text:style-name="Standard"><text:soft-page-break/><text:s/>[INJUSDT] 🎨 RENDER Histogram: data.length=20</text:p>
      <text:p text:style-name="Standard"><text:s/>[INJUSDT] 🎨 RENDER: maxDelta=34413, sample deltas: (10) [0, -12798.399999999907, -21128, -2757.2000000001863, -7280, -610.3999999999069, 14095.199999999953, -14798.399999999907, -1521.4000000001397, 7089.200000000186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637 patterns in 2160 candles</text:p>
      <text:p text:style-name="Standard"><text:s/>[ADAUSDT] 📊 Histogram Mode: 20 candles, 19 OI matches, 18 non-zero deltas</text:p>
      <text:p text:style-name="Standard"><text:s/>[ADAUSDT] 🎨 RENDER Histogram: data.length=20</text:p>
      <text:p text:style-name="Standard"><text:s/>[ADAUSDT] 🎨 RENDER: maxDelta=4107520, sample deltas: (10) [0, -1173858, -400944, -654498, 252040, 639498, 4107520, -1259391, -379836, 658517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oft-page-break/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637 patterns in 2160 candles</text:p>
      <text:p text:style-name="Standard"><text:s/>[ADAUSDT] 📊 Histogram Mode: 20 candles, 19 OI matches, 18 non-zero deltas</text:p>
      <text:p text:style-name="Standard"><text:s/>[ADAUSDT] 🎨 RENDER Histogram: data.length=20</text:p>
      <text:p text:style-name="Standard"><text:s/>[ADAUSDT] 🎨 RENDER: maxDelta=4107520, sample deltas: (10) [0, -1173858, -400944, -654498, 252040, 639498, 4107520, -1259391, -379836, 658517]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653 patterns in 2160 candles</text:p>
      <text:p text:style-name="Standard"><text:s/>[PEOPLEUSDT] 📊 Histogram Mode: 20 candles, 19 OI matches, 18 non-zero deltas</text:p>
      <text:p text:style-name="Standard"><text:s/>[PEOPLEUSDT] 🎨 RENDER Histogram: data.length=20</text:p>
      <text:p text:style-name="Standard"><text:s/>[PEOPLEUSDT] 🎨 RENDER: maxDelta=3667068, sample deltas: (10) [0, 95960, 1454454, -2058726, 790732, -791235, -1429109, -760830, 15466, 533772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<text:soft-page-break/>73.93800000000192, 263.85199999999895, 183.37099999999919, 53.3550000000032, -52.39300000000367]</text:p>
      <text:p text:style-name="Standard"><text:s/>[LocalPatternDetector] Detected 606 patterns in 2160 candles</text:p>
      <text:p text:style-name="Standard"><text:s/>[OPUSDT] 📊 Histogram Mode: 20 candles, 19 OI matches, 18 non-zero deltas</text:p>
      <text:p text:style-name="Standard"><text:s/>[OPUSDT] 🎨 RENDER Histogram: data.length=20</text:p>
      <text:p text:style-name="Standard"><text:s/>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/>[LocalPatternDetector] Detected 615 patterns in 2160 candles</text:p>
      <text:p text:style-name="Standard"><text:s/>[INJUSDT] 📊 Histogram Mode: 20 candles, 19 OI matches, 18 non-zero deltas</text:p>
      <text:p text:style-name="Standard"><text:s/>[INJUSDT] 🎨 RENDER Histogram: data.length=20</text:p>
      <text:p text:style-name="Standard"><text:s/>[INJUSDT] 🎨 RENDER: maxDelta=34413, sample deltas: (10) [0, -12798.399999999907, -21128, -2757.2000000001863, -7280, -610.3999999999069, 14095.199999999953, -14798.399999999907, -1521.4000000001397, 7089.200000000186]</text:p>
      <text:p text:style-name="Standard"><text:s/>[LocalPatternDetector] Detected 556 patterns in 2160 candles</text:p>
      <text:p text:style-name="Standard"><text:s/>[AAVEUSDT] 📊 Histogram Mode: 20 candles, 19 OI matches, 18 non-zero deltas</text:p>
      <text:p text:style-name="Standard"><text:s/>[AAVEUSDT] 🎨 RENDER Histogram: data.length=20</text:p>
      <text:p text:style-name="Standard"><text:s/>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556 patterns in 2160 candles</text:p>
      <text:p text:style-name="Standard"><text:s/>[AAVEUSDT] 📊 Histogram Mode: 20 candles, 19 OI matches, 18 non-zero deltas</text:p>
      <text:p text:style-name="Standard"><text:s/>[AAVEUSDT] 🎨 RENDER Histogram: data.length=20</text:p>
      <text:p text:style-name="Standard"><text:s/>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629 patterns in 2160 candles</text:p>
      <text:p text:style-name="Standard"><text:s/>[CAKEUSDT] 📊 Histogram Mode: 20 candles, 19 OI matches, 18 non-zero deltas</text:p>
      <text:p text:style-name="Standard"><text:s/>[CAKEUSDT] 🎨 RENDER Histogram: data.length=20</text:p>
      <text:p text:style-name="Standard"><text:s/>[CAKEUSDT] 🎨 RENDER: maxDelta=39433, sample deltas: (10) [0, -19675.19999999972, -19601.600000000093, -9027, 13160.600000000093, -10213.600000000093, -31571.600000000093, 5176.399999990128, -4472.199999989942, 972.6000000000931]</text:p>
      <text:p text:style-name="Standard"><text:soft-page-break/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12 patterns in 2160 candles</text:p>
      <text:p text:style-name="Standard"><text:s/>[ATOMUSDT] 📊 Histogram Mode: 20 candles, 19 OI matches, 18 non-zero deltas</text:p>
      <text:p text:style-name="Standard"><text:s/>[ATOMUSDT] 🎨 RENDER Histogram: data.length=20</text:p>
      <text:p text:style-name="Standard"><text:s/>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<text:s/>[LocalPatternDetector] Detected 606 patterns in 2160 candles</text:p>
      <text:p text:style-name="Standard"><text:s/>[OPUSDT] 📊 Histogram Mode: 20 candles, 19 OI matches, 18 non-zero deltas</text:p>
      <text:p text:style-name="Standard"><text:s/>[OPUSDT] 🎨 RENDER Histogram: data.length=20</text:p>
      <text:p text:style-name="Standard"><text:s/>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/>[LocalPatternDetector] Detected 611 patterns in 2160 candles</text:p>
      <text:p text:style-name="Standard"><text:s/>[ARBUSDT] 📊 Histogram Mode: 20 candles, 19 OI matches, 18 non-zero deltas</text:p>
      <text:p text:style-name="Standard"><text:s/>[ARBUSDT] 🎨 RENDER Histogram: data.length=20</text:p>
      <text:p text:style-name="Standard"><text:s/>[ARBUSDT] 🎨 RENDER: maxDelta=1403054, sample deltas: (10) [0, -381867.39999999106, -543466.200000003, 15737, -170975.5, -418389.09999999404, 161051, -374070.8000000119, -56687.39999999106, 180822.20000000298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21 patterns in 2160 candles</text:p>
      <text:p text:style-name="Standard"><text:soft-page-break/><text:s/>[BNBUSDT] 📊 Histogram Mode: 20 candles, 19 OI matches, 18 non-zero deltas</text:p>
      <text:p text:style-name="Standard"><text:s/>[BNBUSDT] 🎨 RENDER Histogram: data.length=20</text:p>
      <text:p text:style-name="Standard"><text:s/>[BNBUSDT] 🎨 RENDER: maxDelta=2577.029999999999, sample deltas: (10) [0, 1517.1199999999953, 2577.029999999999, -59.60999999998603, 412.0199999999895, 1120.7799999999988, 680, 964.390000000014, 118.04999999998836, -346.77999999999884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37 patterns in 2160 candles</text:p>
      <text:p text:style-name="Standard"><text:s/>[ADAUSDT] 📊 Histogram Mode: 20 candles, 19 OI matches, 18 non-zero deltas</text:p>
      <text:p text:style-name="Standard"><text:s/>[ADAUSDT] 🎨 RENDER Histogram: data.length=20</text:p>
      <text:p text:style-name="Standard"><text:s/>[ADAUSDT] 🎨 RENDER: maxDelta=4107520, sample deltas: (10) [0, -1173858, -400944, -654498, 252040, 639498, 4107520, -1259391, -379836, 658517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oft-page-break/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653 patterns in 2160 candles</text:p>
      <text:p text:style-name="Standard"><text:s/>[PEOPLEUSDT] 📊 Histogram Mode: 20 candles, 19 OI matches, 18 non-zero deltas</text:p>
      <text:p text:style-name="Standard"><text:s/>[PEOPLEUSDT] 🎨 RENDER Histogram: data.length=20</text:p>
      <text:p text:style-name="Standard"><text:s/>[PEOPLEUSDT] 🎨 RENDER: maxDelta=3667068, sample deltas: (10) [0, 95960, 1454454, -2058726, 790732, -791235, -1429109, -760830, 15466, 533772]</text:p>
      <text:p text:style-name="Standard"><text:s/>[LocalPatternDetector] Detected 615 patterns in 2160 candles</text:p>
      <text:p text:style-name="Standard"><text:s/>[INJUSDT] 📊 Histogram Mode: 20 candles, 19 OI matches, 18 non-zero deltas</text:p>
      <text:p text:style-name="Standard"><text:s/>[INJUSDT] 🎨 RENDER Histogram: data.length=20</text:p>
      <text:p text:style-name="Standard"><text:s/>[INJUSDT] 🎨 RENDER: maxDelta=34413, sample deltas: (10) [0, -12798.399999999907, -21128, -2757.2000000001863, -7280, -610.3999999999069, 14095.199999999953, -14798.399999999907, -1521.4000000001397, 7089.200000000186]</text:p>
      <text:p text:style-name="Standard"><text:s/>[LocalPatternDetector] Detected 637 patterns in 2160 candles</text:p>
      <text:p text:style-name="Standard"><text:s/>[ADAUSDT] 📊 Histogram Mode: 20 candles, 19 OI matches, 18 non-zero deltas</text:p>
      <text:p text:style-name="Standard"><text:s/>[ADAUSDT] 🎨 RENDER Histogram: data.length=20</text:p>
      <text:p text:style-name="Standard"><text:s/>[ADAUSDT] 🎨 RENDER: maxDelta=4107520, sample deltas: (10) [0, -1173858, -400944, -654498, 252040, 639498, 4107520, -1259391, -379836, 658517]</text:p>
      <text:p text:style-name="Standard"><text:s/>[LocalPatternDetector] Detected 618 patterns in 2160 candles</text:p>
      <text:p text:style-name="Standard"><text:s/>[GALAUSDT] 📊 Histogram Mode: 20 candles, 19 OI matches, 18 non-zero deltas</text:p>
      <text:p text:style-name="Standard"><text:s/>[GALAUSDT] 🎨 RENDER Histogram: data.length=20</text:p>
      <text:p text:style-name="Standard"><text:s/>[GALAUSDT] 🎨 RENDER: maxDelta=23942918, sample deltas: (10) [0, -6618050, -8223764, 1155260, -10645448, 2294236, 6338659, -16566845, 14836456, 705230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oft-page-break/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653 patterns in 2160 candles</text:p>
      <text:p text:style-name="Standard"><text:s/>[PEOPLEUSDT] 📊 Histogram Mode: 20 candles, 19 OI matches, 18 non-zero deltas</text:p>
      <text:p text:style-name="Standard"><text:s/>[PEOPLEUSDT] 🎨 RENDER Histogram: data.length=20</text:p>
      <text:p text:style-name="Standard"><text:s/>[PEOPLEUSDT] 🎨 RENDER: maxDelta=3667068, sample deltas: (10) [0, 95960, 1454454, -2058726, 790732, -791235, -1429109, -760830, 15466, 533772]</text:p>
      <text:p text:style-name="Standard"><text:s/>[LocalPatternDetector] Detected 637 patterns in 2160 candles</text:p>
      <text:p text:style-name="Standard"><text:s/>[ADAUSDT] 📊 Histogram Mode: 20 candles, 19 OI matches, 18 non-zero deltas</text:p>
      <text:p text:style-name="Standard"><text:s/>[ADAUSDT] 🎨 RENDER Histogram: data.length=20</text:p>
      <text:p text:style-name="Standard"><text:s/>[ADAUSDT] 🎨 RENDER: maxDelta=4107520, sample deltas: (10) [0, -1173858, -400944, -654498, 252040, 639498, 4107520, -1259391, -379836, 658517]</text:p>
      <text:p text:style-name="Standard"><text:s/>[958] 🕯️ <text:s/>INJUSDT | ⚠️ ÚLTIMA VELA DEL HISTÓRICO ESTÁ EN PROGRESO - Removiendo {timestamp: 1763305200000, datetime: '2025-11-16 10:00:00'}</text:p>
      <text:p text:style-name="Standard"><text:s/>[959] 🕯️ <text:s/>INJUSDT | ✅ Histórico cargado: 2159 velas confirmadas </text:p>
      <text:p text:style-name="Standard"><text:s/>[959] 🔍 INJUSDT | Estado: 2159 confirmadas, En progreso: SÍ</text:p>
      <text:p text:style-name="Standard"><text:s/>[959] 🕯️ <text:s/>INJUSDT | ⏸️ Range Detection NO habilitado o indicatorManager no existe </text:p>
      <text:p text:style-name="Standard"><text:s/>[LocalPatternDetector] Detected 615 patterns in 2160 candles</text:p>
      <text:p text:style-name="Standard"><text:s/>[INJUSDT] 📊 Histogram Mode: 20 candles, 19 OI matches, 18 non-zero deltas</text:p>
      <text:p text:style-name="Standard"><text:s/>[INJUSDT] 🎨 RENDER Histogram: data.length=20</text:p>
      <text:p text:style-name="Standard"><text:s/>[INJUSDT] 🎨 RENDER: maxDelta=34413, sample deltas: (10) [0, -12798.399999999907, -21128, -2757.2000000001863, -7280, -610.3999999999069, 14095.199999999953, -14798.399999999907, -1521.4000000001397, 7089.200000000186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023] 🕯️ <text:s/>TRBUSDT | ⚠️ ÚLTIMA VELA DEL HISTÓRICO ESTÁ EN PROGRESO - Removiendo {timestamp: 1763305200000, datetime: '2025-11-16 10:00:00'}</text:p>
      <text:p text:style-name="Standard"><text:s/>[023] 🕯️ <text:s/>TRBUSDT | ✅ Histórico cargado: 2159 velas confirmadas </text:p>
      <text:p text:style-name="Standard"><text:s/>[024] 🔍 TRBUSDT | Estado: 2159 confirmadas, En progreso: SÍ</text:p>
      <text:p text:style-name="Standard"><text:s/>[024] 🕯️ <text:s/>TRBUSDT | ⏸️ Range Detection NO habilitado o indicatorManager no existe </text:p>
      <text:p text:style-name="Standard"><text:s/>[LocalPatternDetector] Detected 628 patterns in 2160 candles</text:p>
      <text:p text:style-name="Standard"><text:s/>[TRBUSDT] 📊 Histogram Mode: 20 candles, 19 OI matches, 18 non-zero deltas</text:p>
      <text:p text:style-name="Standard"><text:s/>[TRBUSDT] 🎨 RENDER Histogram: data.length=20</text:p>
      <text:p text:style-name="Standard"><text:soft-page-break/><text:s/>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<text:s/>[LocalPatternDetector] Detected 606 patterns in 2160 candles</text:p>
      <text:p text:style-name="Standard"><text:s/>[OPUSDT] 📊 Histogram Mode: 20 candles, 19 OI matches, 18 non-zero deltas</text:p>
      <text:p text:style-name="Standard"><text:s/>[OPUSDT] 🎨 RENDER Histogram: data.length=20</text:p>
      <text:p text:style-name="Standard"><text:s/>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535] 🕯️ <text:s/>ATOMUSDT | ⚠️ ÚLTIMA VELA DEL HISTÓRICO ESTÁ EN PROGRESO - Removiendo {timestamp: 1763305200000, datetime: '2025-11-16 10:00:00'}</text:p>
      <text:p text:style-name="Standard"><text:s/>[536] 🕯️ <text:s/>ATOMUSDT | ✅ Histórico cargado: 2159 velas confirmadas </text:p>
      <text:p text:style-name="Standard"><text:s/>[536] 🔍 ATOMUSDT | Estado: 2159 confirmadas, En progreso: SÍ</text:p>
      <text:p text:style-name="Standard"><text:s/>[536] 🕯️ <text:s/>ATOMUSDT | ⏸️ Range Detection NO habilitado o indicatorManager no existe </text:p>
      <text:p text:style-name="Standard"><text:s/>[LocalPatternDetector] Detected 612 patterns in 2160 candles</text:p>
      <text:p text:style-name="Standard"><text:s/>[ATOMUSDT] 📊 Histogram Mode: 20 candles, 19 OI matches, 18 non-zero deltas</text:p>
      <text:p text:style-name="Standard"><text:s/>[ATOMUSDT] 🎨 RENDER Histogram: data.length=20</text:p>
      <text:p text:style-name="Standard"><text:s/>[ATOMUSDT] 🎨 RENDER: maxDelta=65605.59999999031, sample deltas: (10) [0, -3944.1999999899417, -40063.59999999963, -18692.599999999627, 25046.799999998882, 5839.4000000003725, 29866.400000000373, -10309.70000001043, -50841.69999998994, -3347.0999999996275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653 patterns in 2160 candles</text:p>
      <text:p text:style-name="Standard"><text:s/>[PEOPLEUSDT] 📊 Histogram Mode: 20 candles, 19 OI matches, 18 non-zero deltas</text:p>
      <text:p text:style-name="Standard"><text:soft-page-break/><text:s/>[PEOPLEUSDT] 🎨 RENDER Histogram: data.length=20</text:p>
      <text:p text:style-name="Standard"><text:s/>[PEOPLEUSDT] 🎨 RENDER: maxDelta=3667068, sample deltas: (10) [0, 95960, 1454454, -2058726, 790732, -791235, -1429109, -760830, 15466, 533772]</text:p>
      <text:p text:style-name="Standard"><text:s/>[LocalPatternDetector] Detected 615 patterns in 2160 candles</text:p>
      <text:p text:style-name="Standard"><text:s/>[INJUSDT] 📊 Histogram Mode: 20 candles, 19 OI matches, 18 non-zero deltas</text:p>
      <text:p text:style-name="Standard"><text:s/>[INJUSDT] 🎨 RENDER Histogram: data.length=20</text:p>
      <text:p text:style-name="Standard"><text:s/>[INJUSDT] 🎨 RENDER: maxDelta=34413, sample deltas: (10) [0, -12798.399999999907, -21128, -2757.2000000001863, -7280, -610.3999999999069, 14095.199999999953, -14798.399999999907, -1521.4000000001397, 7089.200000000186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618 patterns in 2160 candles</text:p>
      <text:p text:style-name="Standard"><text:s/>[GALAUSDT] 📊 Histogram Mode: 20 candles, 19 OI matches, 18 non-zero deltas</text:p>
      <text:p text:style-name="Standard"><text:s/>[GALAUSDT] 🎨 RENDER Histogram: data.length=20</text:p>
      <text:p text:style-name="Standard"><text:s/>[GALAUSDT] 🎨 RENDER: maxDelta=23942918, sample deltas: (10) [0, -6618050, -8223764, 1155260, -10645448, 2294236, 6338659, -16566845, 14836456, 705230]</text:p>
      <text:p text:style-name="Standard"><text:s/>[LocalPatternDetector] Detected 637 patterns in 2160 candles</text:p>
      <text:p text:style-name="Standard"><text:s/>[ADAUSDT] 📊 Histogram Mode: 20 candles, 19 OI matches, 18 non-zero deltas</text:p>
      <text:p text:style-name="Standard"><text:s/>[ADAUSDT] 🎨 RENDER Histogram: data.length=20</text:p>
      <text:p text:style-name="Standard"><text:s/>[ADAUSDT] 🎨 RENDER: maxDelta=4107520, sample deltas: (10) [0, -1173858, -400944, -654498, 252040, 639498, 4107520, -1259391, -379836, 658517]</text:p>
      <text:p text:style-name="Standard"><text:s/>[LocalPatternDetector] Detected 618 patterns in 2160 candles</text:p>
      <text:p text:style-name="Standard"><text:s/>[GALAUSDT] 📊 Histogram Mode: 20 candles, 19 OI matches, 18 non-zero deltas</text:p>
      <text:p text:style-name="Standard"><text:s/>[GALAUSDT] 🎨 RENDER Histogram: data.length=20</text:p>
      <text:p text:style-name="Standard"><text:s/>[GALAUSDT] 🎨 RENDER: maxDelta=23942918, sample deltas: (10) [0, -6618050, -8223764, 1155260, -10645448, 2294236, 6338659, -16566845, 14836456, 705230]</text:p>
      <text:p text:style-name="Standard"><text:s/>[LocalPatternDetector] Detected 604 patterns in 2160 candles</text:p>
      <text:p text:style-name="Standard"><text:s/>[GRTUSDT] 📊 Histogram Mode: 20 candles, 19 OI matches, 18 non-zero deltas</text:p>
      <text:p text:style-name="Standard"><text:s/>[GRTUSDT] 🎨 RENDER Histogram: data.length=20</text:p>
      <text:p text:style-name="Standard"><text:s/>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573 patterns in 2160 candles</text:p>
      <text:p text:style-name="Standard"><text:soft-page-break/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628 patterns in 2160 candles</text:p>
      <text:p text:style-name="Standard"><text:s/>[TRBUSDT] 📊 Histogram Mode: 20 candles, 19 OI matches, 18 non-zero deltas</text:p>
      <text:p text:style-name="Standard"><text:s/>[TRBUSDT] 🎨 RENDER Histogram: data.length=20</text:p>
      <text:p text:style-name="Standard"><text:s/>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<text:s/>[LocalPatternDetector] Detected 606 patterns in 2160 candles</text:p>
      <text:p text:style-name="Standard"><text:s/>[TONUSDT] 📊 Histogram Mode: 20 candles, 19 OI matches, 18 non-zero deltas</text:p>
      <text:p text:style-name="Standard"><text:s/>[TONUSDT] 🎨 RENDER Histogram: data.length=20</text:p>
      <text:p text:style-name="Standard"><text:s/>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222] 🕯️ <text:s/>GRTUSDT | ⚠️ ÚLTIMA VELA DEL HISTÓRICO ESTÁ EN PROGRESO - Removiendo {timestamp: 1763305200000, datetime: '2025-11-16 10:00:00'}</text:p>
      <text:p text:style-name="Standard"><text:s/>[222] 🕯️ <text:s/>GRTUSDT | ✅ Histórico cargado: 2159 velas confirmadas </text:p>
      <text:p text:style-name="Standard"><text:s/>[222] 🔍 GRTUSDT | Estado: 2159 confirmadas, En progreso: SÍ</text:p>
      <text:p text:style-name="Standard"><text:s/>[222] 🕯️ <text:s/>GRTUSDT | ⏸️ Range Detection NO habilitado o indicatorManager no existe </text:p>
      <text:p text:style-name="Standard"><text:s/>[LocalPatternDetector] Detected 604 patterns in 2160 candles</text:p>
      <text:p text:style-name="Standard"><text:s/>[GRTUSDT] 📊 Histogram Mode: 20 candles, 19 OI matches, 18 non-zero deltas</text:p>
      <text:p text:style-name="Standard"><text:s/>[GRTUSDT] 🎨 RENDER Histogram: data.length=20</text:p>
      <text:p text:style-name="Standard"><text:s/>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oft-page-break/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606 patterns in 2160 candles</text:p>
      <text:p text:style-name="Standard"><text:s/>[OPUSDT] 📊 Histogram Mode: 20 candles, 19 OI matches, 18 non-zero deltas</text:p>
      <text:p text:style-name="Standard"><text:s/>[OPUSDT] 🎨 RENDER Histogram: data.length=20</text:p>
      <text:p text:style-name="Standard"><text:s/>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/>[LocalPatternDetector] Detected 604 patterns in 2160 candles</text:p>
      <text:p text:style-name="Standard"><text:s/>[GRTUSDT] 📊 Histogram Mode: 20 candles, 19 OI matches, 18 non-zero deltas</text:p>
      <text:p text:style-name="Standard"><text:s/>[GRTUSDT] 🎨 RENDER Histogram: data.length=20</text:p>
      <text:p text:style-name="Standard"><text:s/>[GRTUSDT] 🎨 RENDER: maxDelta=521204.30000000447, sample deltas: (10) [0, 22945.79999999702, 521204.30000000447, -151028.30000000447, -25615, -30133.39999999851, 118935.89999999851, -103277.29999999702, -115229.80000000447, 53671.20000000298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691] 🕯️ <text:s/>ALGOUSDT | ⚠️ ÚLTIMA VELA DEL HISTÓRICO ESTÁ EN PROGRESO - Removiendo {timestamp: 1763305200000, datetime: '2025-11-16 10:00:00'}</text:p>
      <text:p text:style-name="Standard"><text:soft-page-break/><text:s/>[691] 🕯️ <text:s/>ALGOUSDT | ✅ Histórico cargado: 2159 velas confirmadas </text:p>
      <text:p text:style-name="Standard"><text:s/>[691] 🔍 ALGOUSDT | Estado: 2159 confirmadas, En progreso: SÍ</text:p>
      <text:p text:style-name="Standard"><text:s/>[691] 🕯️ <text:s/>ALGOUSDT | ⏸️ Range Detection NO habilitado o indicatorManager no existe </text:p>
      <text:p text:style-name="Standard"><text:s/>[LocalPatternDetector] Detected 634 patterns in 2160 candles</text:p>
      <text:p text:style-name="Standard"><text:s/>[ALGOUSDT] 📊 Histogram Mode: 20 candles, 19 OI matches, 18 non-zero deltas</text:p>
      <text:p text:style-name="Standard"><text:s/>[ALGOUSDT] 🎨 RENDER Histogram: data.length=20</text:p>
      <text:p text:style-name="Standard"><text:s/>[ALGOUSDT] 🎨 RENDER: maxDelta=739102.6000000015, sample deltas: (10) [0, -424634.80000000447, -281194, -354910.59999999404, -143624.80000000447, 370545.6000000015, 30459.79999999702, -54525.59999999404, -19306.20000000298, 739102.6000000015]</text:p>
      <text:p text:style-name="Standard"><text:s/>[LocalPatternDetector] Detected 618 patterns in 2160 candles</text:p>
      <text:p text:style-name="Standard"><text:s/>[GALAUSDT] 📊 Histogram Mode: 20 candles, 19 OI matches, 18 non-zero deltas</text:p>
      <text:p text:style-name="Standard"><text:s/>[GALAUSDT] 🎨 RENDER Histogram: data.length=20</text:p>
      <text:p text:style-name="Standard"><text:s/>[GALAUSDT] 🎨 RENDER: maxDelta=23942918, sample deltas: (10) [0, -6618050, -8223764, 1155260, -10645448, 2294236, 6338659, -16566845, 14836456, 705230]</text:p>
      <text:p text:style-name="Standard"><text:s/>[LocalPatternDetector] Detected 637 patterns in 2160 candles</text:p>
      <text:p text:style-name="Standard"><text:s/>[ADAUSDT] 📊 Histogram Mode: 20 candles, 19 OI matches, 18 non-zero deltas</text:p>
      <text:p text:style-name="Standard"><text:s/>[ADAUSDT] 🎨 RENDER Histogram: data.length=20</text:p>
      <text:p text:style-name="Standard"><text:s/>[ADAUSDT] 🎨 RENDER: maxDelta=4107520, sample deltas: (10) [0, -1173858, -400944, -654498, 252040, 639498, 4107520, -1259391, -379836, 658517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573 patterns in 2160 candles</text:p>
      <text:p text:style-name="Standard"><text:s/>[SUIUSDT] 📊 Histogram Mode: 20 candles, 19 OI matches, 18 non-zero deltas</text:p>
      <text:p text:style-name="Standard"><text:s/>[SUIUSDT] 🎨 RENDER Histogram: data.length=20</text:p>
      <text:p text:style-name="Standard"><text:s/>[SUIUSDT] 🎨 RENDER: maxDelta=1344120, sample deltas: (10) [0, -20140, -120890, 124230, 162980, 484700, 402020, -60030, -21910, 71220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606 patterns in 2160 candles</text:p>
      <text:p text:style-name="Standard"><text:s/>[TONUSDT] 📊 Histogram Mode: 20 candles, 19 OI matches, 18 non-zero deltas</text:p>
      <text:p text:style-name="Standard"><text:s/>[TONUSDT] 🎨 RENDER Histogram: data.length=20</text:p>
      <text:p text:style-name="Standard"><text:s/>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<text:s/>[LocalPatternDetector] Detected 545 patterns in 2160 candles</text:p>
      <text:p text:style-name="Standard"><text:s/>[ETHUSDT] 📊 Histogram Mode: 41 candles, 41 OI matches, 40 non-zero deltas</text:p>
      <text:p text:style-name="Standard"><text:s/>[ETHUSDT] 🎨 RENDER Histogram: data.length=41</text:p>
      <text:p text:style-name="Standard"><text:s/>[ETHUSDT] 🎨 RENDER: maxDelta=11901.449999999953, sample deltas: (10) [0, -228.75, 2750.269999999902, -651.6599999999162, -3239.70000000007, -2869.6500000000233, 1076.2900000000373, 3915.7299999999814, -2144.609999999986, -1348.5899999999674]</text:p>
      <text:p text:style-name="Standard"><text:s/>[LocalPatternDetector] Detected 618 patterns in 2160 candles</text:p>
      <text:p text:style-name="Standard"><text:soft-page-break/><text:s/>[GALAUSDT] 📊 Histogram Mode: 20 candles, 19 OI matches, 18 non-zero deltas</text:p>
      <text:p text:style-name="Standard"><text:s/>[GALAUSDT] 🎨 RENDER Histogram: data.length=20</text:p>
      <text:p text:style-name="Standard"><text:s/>[GALAUSDT] 🎨 RENDER: maxDelta=23942918, sample deltas: (10) [0, -6618050, -8223764, 1155260, -10645448, 2294236, 6338659, -16566845, 14836456, 705230]</text:p>
      <text:p text:style-name="Standard"><text:s/>[LocalPatternDetector] Detected 606 patterns in 2160 candles</text:p>
      <text:p text:style-name="Standard"><text:s/>[OPUSDT] 📊 Histogram Mode: 20 candles, 19 OI matches, 18 non-zero deltas</text:p>
      <text:p text:style-name="Standard"><text:s/>[OPUSDT] 🎨 RENDER Histogram: data.length=20</text:p>
      <text:p text:style-name="Standard"><text:s/>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LocalPatternDetector] Detected 606 patterns in 2160 candles</text:p>
      <text:p text:style-name="Standard"><text:s/>[TONUSDT] 📊 Histogram Mode: 20 candles, 19 OI matches, 18 non-zero deltas</text:p>
      <text:p text:style-name="Standard"><text:s/>[TONUSDT] 🎨 RENDER Histogram: data.length=20</text:p>
      <text:p text:style-name="Standard"><text:s/>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<text:s/>[LocalPatternDetector] Detected 606 patterns in 2160 candles</text:p>
      <text:p text:style-name="Standard"><text:s/>[TONUSDT] 📊 Histogram Mode: 20 candles, 19 OI matches, 18 non-zero deltas</text:p>
      <text:p text:style-name="Standard"><text:s/>[TONUSDT] 🎨 RENDER Histogram: data.length=20</text:p>
      <text:p text:style-name="Standard"><text:s/>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<text:s/>[LocalPatternDetector] Detected 618 patterns in 2160 candles</text:p>
      <text:p text:style-name="Standard"><text:s/>[GALAUSDT] 📊 Histogram Mode: 20 candles, 19 OI matches, 18 non-zero deltas</text:p>
      <text:p text:style-name="Standard"><text:s/>[GALAUSDT] 🎨 RENDER Histogram: data.length=20</text:p>
      <text:p text:style-name="Standard"><text:s/>[GALAUSDT] 🎨 RENDER: maxDelta=23942918, sample deltas: (10) [0, -6618050, -8223764, 1155260, -10645448, 2294236, 6338659, -16566845, 14836456, 705230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606 patterns in 2160 candles</text:p>
      <text:p text:style-name="Standard"><text:s/>[TONUSDT] 📊 Histogram Mode: 20 candles, 19 OI matches, 18 non-zero deltas</text:p>
      <text:p text:style-name="Standard"><text:s/>[TONUSDT] 🎨 RENDER Histogram: data.length=20</text:p>
      <text:p text:style-name="Standard"><text:s/>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<text:soft-page-break/><text:s/>[LocalPatternDetector] Detected 556 patterns in 2160 candles</text:p>
      <text:p text:style-name="Standard"><text:s/>[AAVEUSDT] 📊 Histogram Mode: 20 candles, 19 OI matches, 18 non-zero deltas</text:p>
      <text:p text:style-name="Standard"><text:s/>[AAVEUSDT] 🎨 RENDER Histogram: data.length=20</text:p>
      <text:p text:style-name="Standard"><text:s/>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<text:s/>[LocalPatternDetector] Detected 606 patterns in 2160 candles</text:p>
      <text:p text:style-name="Standard"><text:s/>[TONUSDT] 📊 Histogram Mode: 20 candles, 19 OI matches, 18 non-zero deltas</text:p>
      <text:p text:style-name="Standard"><text:s/>[TONUSDT] 🎨 RENDER Histogram: data.length=20</text:p>
      <text:p text:style-name="Standard"><text:s/>[TONUSDT] 🎨 RENDER: maxDelta=358665.1999999918, sample deltas: (10) [0, 358665.1999999918, 52475.70000001043, -4229.700000010431, -24624.599999990314, -34704, 36190.800000000745, -132096.6000000015, -15175.800000000745, -13124.300000008196]</text:p>
      <text:p text:style-name="Standard"><text:s/>[LocalPatternDetector] Detected 618 patterns in 2160 candles</text:p>
      <text:p text:style-name="Standard"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LocalPatternDetector] Detected 606 patterns in 2160 candles</text:p>
      <text:p text:style-name="Standard"><text:s/>[OPUSDT] 📊 Histogram Mode: 20 candles, 19 OI matches, 18 non-zero deltas</text:p>
      <text:p text:style-name="Standard"><text:s/>[OPUSDT] 🎨 RENDER Histogram: data.length=20</text:p>
      <text:p text:style-name="Standard"><text:s/>[OPUSDT] 🎨 RENDER: maxDelta=1296708.6000000015, sample deltas: (10) [0, -457314.700000003, -731558.799999997, 76755.19999998808, -132306.69999998808, 31392.79999999702, -98719.39999999851, 244744.1000000015, 9492.5, 120646.60000000149]</text:p>
      <text:p text:style-name="Standard"><text:s/>[LocalPatternDetector] Detected 628 patterns in 2160 candles</text:p>
      <text:p text:style-name="Standard"><text:s/>[TRBUSDT] 📊 Histogram Mode: 20 candles, 19 OI matches, 18 non-zero deltas</text:p>
      <text:p text:style-name="Standard"><text:s/>[TRBUSDT] 🎨 RENDER Histogram: data.length=20</text:p>
      <text:p text:style-name="Standard"><text:s/>[TRBUSDT] 🎨 RENDER: maxDelta=6487.549999999988, sample deltas: (10) [0, -1778.890000000014, -773.2000000000116, -5506.580000000016, -6487.549999999988, -2793.8099999999977, -2893.320000000007, 3803.179999999993, 1013.140000000014, -3704.1599999999744]</text:p>
      <text:p text:style-name="Standard"><text:s/>[LocalPatternDetector] Detected 566 patterns in 2160 candles</text:p>
      <text:p text:style-name="Standard"><text:s/>[SOLUSDT] 📊 Histogram Mode: 20 candles, 19 OI matches, 18 non-zero deltas</text:p>
      <text:p text:style-name="Standard"><text:s/>[SOLUSDT] 🎨 RENDER Histogram: data.length=20</text:p>
      <text:p text:style-name="Standard"><text:s/>[SOLUSDT] 🎨 RENDER: maxDelta=241866.10000000987, sample deltas: (10) [0, -36392.7000000095, 241866.10000000987, 635.7999999998137, -28927.200000000186, -20399.7000000095, -80184.19999998994, 3280.5999999996275, 17295.200000000186, -38138.90000000037]</text:p>
      <text:p text:style-name="Standard"><text:s/>[LocalPatternDetector] Detected 604 patterns in 2160 candles</text:p>
      <text:p text:style-name="Standard"><text:s/>[AVAXUSDT] 📊 Histogram Mode: 20 candles, 19 OI matches, 18 non-zero deltas</text:p>
      <text:p text:style-name="Standard"><text:s/>[AVAXUSDT] 🎨 RENDER Histogram: data.length=20</text:p>
      <text:p text:style-name="Standard"><text:s/>[AVAXUSDT] 🎨 RENDER: maxDelta=35923, sample deltas: (10) [0, -35923, -12257.799999999814, 2288.600000000093, -2325.5, -535.1000000000931, -10092.200000000186, 6787.600000000093, 29964.399999999907, -6360.199999999721]</text:p>
      <text:p text:style-name="Standard"><text:s/>[LocalPatternDetector] Detected 580 patterns in 2160 candles</text:p>
      <text:p text:style-name="Standard"><text:s/>[BTCUSDT] 📊 Histogram Mode: 20 candles, 19 OI matches, 18 non-zero deltas</text:p>
      <text:p text:style-name="Standard"><text:s/>[BTCUSDT] 🎨 RENDER Histogram: data.length=20</text:p>
      <text:p text:style-name="Standard"><text:s/>[BTCUSDT] 🎨 RENDER: maxDelta=1524.3179999999993, sample deltas: (10) [0, 1524.3179999999993, 51.71500000000378, -383.8770000000004, -57.71100000000297, 73.93800000000192, 263.85199999999895, 183.37099999999919, 53.3550000000032, -52.39300000000367]</text:p>
      <text:p text:style-name="Standard"><text:s/>[LocalPatternDetector] Detected 618 patterns in 2160 candles</text:p>
      <text:p text:style-name="Standard"><text:soft-page-break/><text:s/>[HBARUSDT] 📊 Histogram Mode: 20 candles, 19 OI matches, 18 non-zero deltas</text:p>
      <text:p text:style-name="Standard"><text:s/>[HBARUSDT] 🎨 RENDER Histogram: data.length=20</text:p>
      <text:p text:style-name="Standard"><text:s/>[HBARUSDT] 🎨 RENDER: maxDelta=2662417, sample deltas: (10) [0, 370874, -382420, 1215985, -436755, 922568, 1555236, -2421830, 254, -4790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  <text:p text:style-name="Standard"><text:s/>[LocalPatternDetector] Detected 601 patterns in 2160 candles</text:p>
      <text:p text:style-name="Standard"><text:s/>[DOTUSDT] 📊 Histogram Mode: 20 candles, 19 OI matches, 18 non-zero deltas</text:p>
      <text:p text:style-name="Standard"><text:s/>[DOTUSDT] 🎨 RENDER Histogram: data.length=20</text:p>
      <text:p text:style-name="Standard"><text:s/>[DOTUSDT] 🎨 RENDER: maxDelta=88980.60000000149, sample deltas: (10) [0, -18201.39999999851, -33097, -88980.60000000149, 29809.800000000745, 14881.199999999255, -55361.699999999255, -33443.5, -19197, 1678.800000000745]</text:p>
      <text:p text:style-name="Standard"><text:s/>[LocalPatternDetector] Detected 556 patterns in 2160 candles</text:p>
      <text:p text:style-name="Standard"><text:s/>[AAVEUSDT] 📊 Histogram Mode: 20 candles, 19 OI matches, 18 non-zero deltas</text:p>
      <text:p text:style-name="Standard"><text:s/>[AAVEUSDT] 🎨 RENDER Histogram: data.length=20</text:p>
      <text:p text:style-name="Standard"><text:s/>[AAVEUSDT] 🎨 RENDER: maxDelta=6483.290000000008, sample deltas: (10) [0, -2191.459999999992, 365.10999999998603, -1339.429999999993, -718.0400000000081, -900.7200000000012, -2699.1199999999953, 1202.2000000000116, 898.9499999999825, -713.1300000000047]</text:p>
      <text:p text:style-name="Standard"><text:s/>[LocalPatternDetector] Detected 590 patterns in 2160 candles</text:p>
      <text:p text:style-name="Standard"><text:s/>[XRPUSDT] 📊 Histogram Mode: 20 candles, 19 OI matches, 18 non-zero deltas</text:p>
      <text:p text:style-name="Standard"><text:s/>[XRPUSDT] 🎨 RENDER Histogram: data.length=20</text:p>
      <text:p text:style-name="Standard"><text:s/>[XRPUSDT] 🎨 RENDER: maxDelta=2161416.399999976, sample deltas: (10) [0, 844373.8000000119, -604882.1999999881, -2111898.200000018, -817280.7999999821, 2161416.399999976, -1795936.199999988, -1519263.199999988, -220561.60000002384, 151895.60000002384]</text:p>
      <text:p text:style-name="Standard"><text:s/>[LocalPatternDetector] Detected 614 patterns in 2160 candles</text:p>
      <text:p text:style-name="Standard"><text:s/>[PENDLEUSDT] 📊 Histogram Mode: 20 candles, 19 OI matches, 18 non-zero deltas</text:p>
      <text:p text:style-name="Standard"><text:s/>[PENDLEUSDT] 🎨 RENDER Histogram: data.length=20</text:p>
      <text:p text:style-name="Standard"><text:s/>[PENDLEUSDT] 🎨 RENDER: maxDelta=38425, sample deltas: (10) [0, 13089, -15235, 3086, -11066, 16214, 16736, -8746, 2212, -14754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0:15:56.063721400</meta:creation-date>
    <dc:date>2025-11-16T10:16:32.761790600</dc:date>
    <meta:editing-duration>PT36S</meta:editing-duration>
    <meta:editing-cycles>1</meta:editing-cycles>
    <meta:document-statistic meta:table-count="0" meta:image-count="0" meta:object-count="0" meta:page-count="120" meta:paragraph-count="3752" meta:word-count="39288" meta:character-count="407578" meta:non-whitespace-character-count="370913"/>
    <meta:generator>LibreOffice/25.2.6.2$Windows_X86_64 LibreOffice_project/729c5bfe710f5eb71ed3bbde9e06a6065e9c6c5d</meta:generator>
  </office:meta>
</office:document-meta>
</file>